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7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0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1" style:family="table-cell" style:parent-style-name="_19968__33324_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1 年 6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186278" table:style-name="ce16">
            <text:p>23,186,278</text:p>
          </table:table-cell>
          <table:table-cell office:value-type="float" office:value="11475116" table:style-name="ce16">
            <text:p>11,475,116</text:p>
          </table:table-cell>
          <table:table-cell office:value-type="float" office:value="11711162" table:style-name="ce16">
            <text:p>11,711,162</text:p>
          </table:table-cell>
          <table:table-cell office:value-type="float" office:value="835607" table:style-name="ce16">
            <text:p>835,607</text:p>
          </table:table-cell>
          <table:table-cell office:value-type="float" office:value="432813" table:style-name="ce16">
            <text:p>432,813</text:p>
          </table:table-cell>
          <table:table-cell office:value-type="float" office:value="402794" table:style-name="ce16">
            <text:p>402,794</text:p>
          </table:table-cell>
          <table:table-cell office:value-type="float" office:value="3.6038858845736259" table:style-name="ce17">
            <text:p>3.60</text:p>
          </table:table-cell>
          <table:table-cell office:value-type="float" office:value="1247819" table:style-name="ce16">
            <text:p>1,247,819</text:p>
          </table:table-cell>
          <table:table-cell office:value-type="float" office:value="646501" table:style-name="ce16">
            <text:p>646,501</text:p>
          </table:table-cell>
          <table:table-cell office:value-type="float" office:value="601318" table:style-name="ce16">
            <text:p>601,318</text:p>
          </table:table-cell>
          <table:table-cell office:value-type="float" office:value="5.3817132702368191" table:style-name="ce18">
            <text:p>5.38</text:p>
          </table:table-cell>
          <table:table-cell office:value-type="float" office:value="2268272" table:style-name="ce16">
            <text:p>2,268,272</text:p>
          </table:table-cell>
          <table:table-cell office:value-type="float" office:value="1175238" table:style-name="ce16">
            <text:p>1,175,238</text:p>
          </table:table-cell>
          <table:table-cell office:value-type="float" office:value="1093034" table:style-name="ce16">
            <text:p>1,093,034</text:p>
          </table:table-cell>
          <table:table-cell office:value-type="float" office:value="9.7828206838544762" table:style-name="ce17">
            <text:p>9.78</text:p>
          </table:table-cell>
          <table:table-cell office:value-type="float" office:value="2449742" table:style-name="ce16">
            <text:p>2,449,742</text:p>
          </table:table-cell>
          <table:table-cell office:value-type="float" office:value="1269989" table:style-name="ce16">
            <text:p>1,269,989</text:p>
          </table:table-cell>
          <table:table-cell office:value-type="float" office:value="1179753" table:style-name="ce16">
            <text:p>1,179,753</text:p>
          </table:table-cell>
          <table:table-cell office:value-type="float" office:value="10.565481876823869" table:style-name="ce17">
            <text:p>10.57</text:p>
          </table:table-cell>
          <table:table-cell office:value-type="float" office:value="1192214" table:style-name="ce16">
            <text:p>1,192,214</text:p>
          </table:table-cell>
          <table:table-cell office:value-type="float" office:value="622668" table:style-name="ce16">
            <text:p>622,668</text:p>
          </table:table-cell>
          <table:table-cell office:value-type="float" office:value="569546" table:style-name="ce16">
            <text:p>569,546</text:p>
          </table:table-cell>
          <table:table-cell office:value-type="float" office:value="5.141894701685195" table:style-name="ce17">
            <text:p>5.14</text:p>
          </table:table-cell>
          <table:table-cell office:value-type="float" office:value="19272702" table:style-name="ce16">
            <text:p>19,272,702</text:p>
          </table:table-cell>
          <table:table-cell office:value-type="float" office:value="9439787" table:style-name="ce16">
            <text:p>9,439,787</text:p>
          </table:table-cell>
          <table:table-cell office:value-type="float" office:value="9832915" table:style-name="ce16">
            <text:p>9,832,915</text:p>
          </table:table-cell>
          <table:table-cell office:value-type="float" office:value="83.121154676054516" table:style-name="ce17">
            <text:p>83.12</text:p>
          </table:table-cell>
          <table:table-cell office:value-type="float" office:value="3983640" table:style-name="ce16">
            <text:p>3,983,640</text:p>
          </table:table-cell>
          <table:table-cell office:value-type="float" office:value="1808850" table:style-name="ce16">
            <text:p>1,808,850</text:p>
          </table:table-cell>
          <table:table-cell office:value-type="float" office:value="2174790" table:style-name="ce16">
            <text:p>2,174,790</text:p>
          </table:table-cell>
          <table:table-cell office:value-type="float" office:value="17.181024052243313" table:style-name="ce17">
            <text:p>17.18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3972271" table:style-name="ce20">
            <text:p>3,972,271</text:p>
          </table:table-cell>
          <table:table-cell office:value-type="float" office:value="1937881" table:style-name="ce20">
            <text:p>1,937,881</text:p>
          </table:table-cell>
          <table:table-cell office:value-type="float" office:value="2034390" table:style-name="ce20">
            <text:p>2,034,390</text:p>
          </table:table-cell>
          <table:table-cell office:value-type="float" office:value="134962" table:style-name="ce20">
            <text:p>134,962</text:p>
          </table:table-cell>
          <table:table-cell office:value-type="float" office:value="69585" table:style-name="ce20">
            <text:p>69,585</text:p>
          </table:table-cell>
          <table:table-cell office:value-type="float" office:value="65377" table:style-name="ce20">
            <text:p>65,377</text:p>
          </table:table-cell>
          <table:table-cell office:value-type="float" office:value="3.3976030336298804" table:style-name="ce21">
            <text:p>3.40</text:p>
          </table:table-cell>
          <table:table-cell office:value-type="float" office:value="202734" table:style-name="ce20">
            <text:p>202,734</text:p>
          </table:table-cell>
          <table:table-cell office:value-type="float" office:value="104509" table:style-name="ce20">
            <text:p>104,509</text:p>
          </table:table-cell>
          <table:table-cell office:value-type="float" office:value="98225" table:style-name="ce20">
            <text:p>98,225</text:p>
          </table:table-cell>
          <table:table-cell office:value-type="float" office:value="5.1037303346121154" table:style-name="ce22">
            <text:p>5.10</text:p>
          </table:table-cell>
          <table:table-cell office:value-type="float" office:value="371422" table:style-name="ce20">
            <text:p>371,422</text:p>
          </table:table-cell>
          <table:table-cell office:value-type="float" office:value="191670" table:style-name="ce20">
            <text:p>191,670</text:p>
          </table:table-cell>
          <table:table-cell office:value-type="float" office:value="179752" table:style-name="ce20">
            <text:p>179,752</text:p>
          </table:table-cell>
          <table:table-cell office:value-type="float" office:value="9.3503690961669044" table:style-name="ce21">
            <text:p>9.35</text:p>
          </table:table-cell>
          <table:table-cell office:value-type="float" office:value="400371" table:style-name="ce20">
            <text:p>400,371</text:p>
          </table:table-cell>
          <table:table-cell office:value-type="float" office:value="206838" table:style-name="ce20">
            <text:p>206,838</text:p>
          </table:table-cell>
          <table:table-cell office:value-type="float" office:value="193533" table:style-name="ce20">
            <text:p>193,533</text:p>
          </table:table-cell>
          <table:table-cell office:value-type="float" office:value="10.079146160974414" table:style-name="ce21">
            <text:p>10.08</text:p>
          </table:table-cell>
          <table:table-cell office:value-type="float" office:value="194113" table:style-name="ce20">
            <text:p>194,113</text:p>
          </table:table-cell>
          <table:table-cell office:value-type="float" office:value="101393" table:style-name="ce20">
            <text:p>101,393</text:p>
          </table:table-cell>
          <table:table-cell office:value-type="float" office:value="92720" table:style-name="ce20">
            <text:p>92,720</text:p>
          </table:table-cell>
          <table:table-cell office:value-type="float" office:value="4.8867008318415328" table:style-name="ce21">
            <text:p>4.89</text:p>
          </table:table-cell>
          <table:table-cell office:value-type="float" office:value="3332540" table:style-name="ce20">
            <text:p>3,332,540</text:p>
          </table:table-cell>
          <table:table-cell office:value-type="float" office:value="1605874" table:style-name="ce20">
            <text:p>1,605,874</text:p>
          </table:table-cell>
          <table:table-cell office:value-type="float" office:value="1726666" table:style-name="ce20">
            <text:p>1,726,666</text:p>
          </table:table-cell>
          <table:table-cell office:value-type="float" office:value="83.895081679976016" table:style-name="ce21">
            <text:p>83.90</text:p>
          </table:table-cell>
          <table:table-cell office:value-type="float" office:value="659019" table:style-name="ce20">
            <text:p>659,019</text:p>
          </table:table-cell>
          <table:table-cell office:value-type="float" office:value="294814" table:style-name="ce20">
            <text:p>294,814</text:p>
          </table:table-cell>
          <table:table-cell office:value-type="float" office:value="364205" table:style-name="ce20">
            <text:p>364,205</text:p>
          </table:table-cell>
          <table:table-cell office:value-type="float" office:value="16.590484385380556" table:style-name="ce21">
            <text:p>16.59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464452" table:style-name="ce20">
            <text:p>2,464,452</text:p>
          </table:table-cell>
          <table:table-cell office:value-type="float" office:value="1172552" table:style-name="ce20">
            <text:p>1,172,552</text:p>
          </table:table-cell>
          <table:table-cell office:value-type="float" office:value="1291900" table:style-name="ce20">
            <text:p>1,291,900</text:p>
          </table:table-cell>
          <table:table-cell office:value-type="float" office:value="91735" table:style-name="ce20">
            <text:p>91,735</text:p>
          </table:table-cell>
          <table:table-cell office:value-type="float" office:value="47455" table:style-name="ce20">
            <text:p>47,455</text:p>
          </table:table-cell>
          <table:table-cell office:value-type="float" office:value="44280" table:style-name="ce20">
            <text:p>44,280</text:p>
          </table:table-cell>
          <table:table-cell office:value-type="float" office:value="3.7223285338890757" table:style-name="ce21">
            <text:p>3.72</text:p>
          </table:table-cell>
          <table:table-cell office:value-type="float" office:value="138161" table:style-name="ce20">
            <text:p>138,161</text:p>
          </table:table-cell>
          <table:table-cell office:value-type="float" office:value="71477" table:style-name="ce20">
            <text:p>71,477</text:p>
          </table:table-cell>
          <table:table-cell office:value-type="float" office:value="66684" table:style-name="ce20">
            <text:p>66,684</text:p>
          </table:table-cell>
          <table:table-cell office:value-type="float" office:value="5.6061550397410862" table:style-name="ce22">
            <text:p>5.61</text:p>
          </table:table-cell>
          <table:table-cell office:value-type="float" office:value="253165" table:style-name="ce20">
            <text:p>253,165</text:p>
          </table:table-cell>
          <table:table-cell office:value-type="float" office:value="130998" table:style-name="ce20">
            <text:p>130,998</text:p>
          </table:table-cell>
          <table:table-cell office:value-type="float" office:value="122167" table:style-name="ce20">
            <text:p>122,167</text:p>
          </table:table-cell>
          <table:table-cell office:value-type="float" office:value="10.272669136992727" table:style-name="ce21">
            <text:p>10.27</text:p>
          </table:table-cell>
          <table:table-cell office:value-type="float" office:value="274251" table:style-name="ce20">
            <text:p>274,251</text:p>
          </table:table-cell>
          <table:table-cell office:value-type="float" office:value="141901" table:style-name="ce20">
            <text:p>141,901</text:p>
          </table:table-cell>
          <table:table-cell office:value-type="float" office:value="132350" table:style-name="ce20">
            <text:p>132,350</text:p>
          </table:table-cell>
          <table:table-cell office:value-type="float" office:value="11.128275170301553" table:style-name="ce21">
            <text:p>11.13</text:p>
          </table:table-cell>
          <table:table-cell office:value-type="float" office:value="122545" table:style-name="ce20">
            <text:p>122,545</text:p>
          </table:table-cell>
          <table:table-cell office:value-type="float" office:value="63942" table:style-name="ce20">
            <text:p>63,942</text:p>
          </table:table-cell>
          <table:table-cell office:value-type="float" office:value="58603" table:style-name="ce20">
            <text:p>58,603</text:p>
          </table:table-cell>
          <table:table-cell office:value-type="float" office:value="4.9725050437176295" table:style-name="ce21">
            <text:p>4.97</text:p>
          </table:table-cell>
          <table:table-cell office:value-type="float" office:value="2048259" table:style-name="ce20">
            <text:p>2,048,259</text:p>
          </table:table-cell>
          <table:table-cell office:value-type="float" office:value="956513" table:style-name="ce20">
            <text:p>956,513</text:p>
          </table:table-cell>
          <table:table-cell office:value-type="float" office:value="1091746" table:style-name="ce20">
            <text:p>1,091,746</text:p>
          </table:table-cell>
          <table:table-cell office:value-type="float" office:value="83.112148258517522" table:style-name="ce21">
            <text:p>83.11</text:p>
          </table:table-cell>
          <table:table-cell office:value-type="float" office:value="499994" table:style-name="ce20">
            <text:p>499,994</text:p>
          </table:table-cell>
          <table:table-cell office:value-type="float" office:value="220817" table:style-name="ce20">
            <text:p>220,817</text:p>
          </table:table-cell>
          <table:table-cell office:value-type="float" office:value="279177" table:style-name="ce20">
            <text:p>279,177</text:p>
          </table:table-cell>
          <table:table-cell office:value-type="float" office:value="20.288242578877576" table:style-name="ce21">
            <text:p>20.29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64082" table:style-name="ce20">
            <text:p>2,264,082</text:p>
          </table:table-cell>
          <table:table-cell office:value-type="float" office:value="1119552" table:style-name="ce20">
            <text:p>1,119,552</text:p>
          </table:table-cell>
          <table:table-cell office:value-type="float" office:value="1144530" table:style-name="ce20">
            <text:p>1,144,530</text:p>
          </table:table-cell>
          <table:table-cell office:value-type="float" office:value="100425" table:style-name="ce20">
            <text:p>100,425</text:p>
          </table:table-cell>
          <table:table-cell office:value-type="float" office:value="52004" table:style-name="ce20">
            <text:p>52,004</text:p>
          </table:table-cell>
          <table:table-cell office:value-type="float" office:value="48421" table:style-name="ce20">
            <text:p>48,421</text:p>
          </table:table-cell>
          <table:table-cell office:value-type="float" office:value="4.4355725631845493" table:style-name="ce21">
            <text:p>4.44</text:p>
          </table:table-cell>
          <table:table-cell office:value-type="float" office:value="146872" table:style-name="ce20">
            <text:p>146,872</text:p>
          </table:table-cell>
          <table:table-cell office:value-type="float" office:value="76096" table:style-name="ce20">
            <text:p>76,096</text:p>
          </table:table-cell>
          <table:table-cell office:value-type="float" office:value="70776" table:style-name="ce20">
            <text:p>70,776</text:p>
          </table:table-cell>
          <table:table-cell office:value-type="float" office:value="6.4870441971624695" table:style-name="ce22">
            <text:p>6.49</text:p>
          </table:table-cell>
          <table:table-cell office:value-type="float" office:value="259290" table:style-name="ce20">
            <text:p>259,290</text:p>
          </table:table-cell>
          <table:table-cell office:value-type="float" office:value="134400" table:style-name="ce20">
            <text:p>134,400</text:p>
          </table:table-cell>
          <table:table-cell office:value-type="float" office:value="124890" table:style-name="ce20">
            <text:p>124,890</text:p>
          </table:table-cell>
          <table:table-cell office:value-type="float" office:value="11.452323723257374" table:style-name="ce21">
            <text:p>11.45</text:p>
          </table:table-cell>
          <table:table-cell office:value-type="float" office:value="278730" table:style-name="ce20">
            <text:p>278,730</text:p>
          </table:table-cell>
          <table:table-cell office:value-type="float" office:value="144651" table:style-name="ce20">
            <text:p>144,651</text:p>
          </table:table-cell>
          <table:table-cell office:value-type="float" office:value="134079" table:style-name="ce20">
            <text:p>134,079</text:p>
          </table:table-cell>
          <table:table-cell office:value-type="float" office:value="12.310949868423492" table:style-name="ce21">
            <text:p>12.31</text:p>
          </table:table-cell>
          <table:table-cell office:value-type="float" office:value="128391" table:style-name="ce20">
            <text:p>128,391</text:p>
          </table:table-cell>
          <table:table-cell office:value-type="float" office:value="67304" table:style-name="ce20">
            <text:p>67,304</text:p>
          </table:table-cell>
          <table:table-cell office:value-type="float" office:value="61087" table:style-name="ce20">
            <text:p>61,087</text:p>
          </table:table-cell>
          <table:table-cell office:value-type="float" office:value="5.6707751751040822" table:style-name="ce21">
            <text:p>5.67</text:p>
          </table:table-cell>
          <table:table-cell office:value-type="float" office:value="1828604" table:style-name="ce20">
            <text:p>1,828,604</text:p>
          </table:table-cell>
          <table:table-cell office:value-type="float" office:value="892827" table:style-name="ce20">
            <text:p>892,827</text:p>
          </table:table-cell>
          <table:table-cell office:value-type="float" office:value="935777" table:style-name="ce20">
            <text:p>935,777</text:p>
          </table:table-cell>
          <table:table-cell office:value-type="float" office:value="80.765802652024092" table:style-name="ce21">
            <text:p>80.77</text:p>
          </table:table-cell>
          <table:table-cell office:value-type="float" office:value="315449" table:style-name="ce20">
            <text:p>315,449</text:p>
          </table:table-cell>
          <table:table-cell office:value-type="float" office:value="143169" table:style-name="ce20">
            <text:p>143,169</text:p>
          </table:table-cell>
          <table:table-cell office:value-type="float" office:value="172280" table:style-name="ce20">
            <text:p>172,280</text:p>
          </table:table-cell>
          <table:table-cell office:value-type="float" office:value="13.932755085725693" table:style-name="ce21">
            <text:p>13.93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799339" table:style-name="ce20">
            <text:p>2,799,339</text:p>
          </table:table-cell>
          <table:table-cell office:value-type="float" office:value="1372483" table:style-name="ce20">
            <text:p>1,372,483</text:p>
          </table:table-cell>
          <table:table-cell office:value-type="float" office:value="1426856" table:style-name="ce20">
            <text:p>1,426,856</text:p>
          </table:table-cell>
          <table:table-cell office:value-type="float" office:value="111477" table:style-name="ce20">
            <text:p>111,477</text:p>
          </table:table-cell>
          <table:table-cell office:value-type="float" office:value="57721" table:style-name="ce20">
            <text:p>57,721</text:p>
          </table:table-cell>
          <table:table-cell office:value-type="float" office:value="53756" table:style-name="ce20">
            <text:p>53,756</text:p>
          </table:table-cell>
          <table:table-cell office:value-type="float" office:value="3.9822615267389909" table:style-name="ce21">
            <text:p>3.98</text:p>
          </table:table-cell>
          <table:table-cell office:value-type="float" office:value="168676" table:style-name="ce20">
            <text:p>168,676</text:p>
          </table:table-cell>
          <table:table-cell office:value-type="float" office:value="87504" table:style-name="ce20">
            <text:p>87,504</text:p>
          </table:table-cell>
          <table:table-cell office:value-type="float" office:value="81172" table:style-name="ce20">
            <text:p>81,172</text:p>
          </table:table-cell>
          <table:table-cell office:value-type="float" office:value="6.025565320956126" table:style-name="ce22">
            <text:p>6.03</text:p>
          </table:table-cell>
          <table:table-cell office:value-type="float" office:value="306250" table:style-name="ce20">
            <text:p>306,250</text:p>
          </table:table-cell>
          <table:table-cell office:value-type="float" office:value="158824" table:style-name="ce20">
            <text:p>158,824</text:p>
          </table:table-cell>
          <table:table-cell office:value-type="float" office:value="147426" table:style-name="ce20">
            <text:p>147,426</text:p>
          </table:table-cell>
          <table:table-cell office:value-type="float" office:value="10.940082640937735" table:style-name="ce21">
            <text:p>10.94</text:p>
          </table:table-cell>
          <table:table-cell office:value-type="float" office:value="330040" table:style-name="ce20">
            <text:p>330,040</text:p>
          </table:table-cell>
          <table:table-cell office:value-type="float" office:value="171261" table:style-name="ce20">
            <text:p>171,261</text:p>
          </table:table-cell>
          <table:table-cell office:value-type="float" office:value="158779" table:style-name="ce20">
            <text:p>158,779</text:p>
          </table:table-cell>
          <table:table-cell office:value-type="float" office:value="11.789926121845193" table:style-name="ce21">
            <text:p>11.79</text:p>
          </table:table-cell>
          <table:table-cell office:value-type="float" office:value="156142" table:style-name="ce20">
            <text:p>156,142</text:p>
          </table:table-cell>
          <table:table-cell office:value-type="float" office:value="81162" table:style-name="ce20">
            <text:p>81,162</text:p>
          </table:table-cell>
          <table:table-cell office:value-type="float" office:value="74980" table:style-name="ce20">
            <text:p>74,980</text:p>
          </table:table-cell>
          <table:table-cell office:value-type="float" office:value="5.577816763171592" table:style-name="ce21">
            <text:p>5.58</text:p>
          </table:table-cell>
          <table:table-cell office:value-type="float" office:value="2279252" table:style-name="ce20">
            <text:p>2,279,252</text:p>
          </table:table-cell>
          <table:table-cell office:value-type="float" office:value="1102557" table:style-name="ce20">
            <text:p>1,102,557</text:p>
          </table:table-cell>
          <table:table-cell office:value-type="float" office:value="1176695" table:style-name="ce20">
            <text:p>1,176,695</text:p>
          </table:table-cell>
          <table:table-cell office:value-type="float" office:value="81.421078333135071" table:style-name="ce21">
            <text:p>81.42</text:p>
          </table:table-cell>
          <table:table-cell office:value-type="float" office:value="412362" table:style-name="ce20">
            <text:p>412,362</text:p>
          </table:table-cell>
          <table:table-cell office:value-type="float" office:value="186961" table:style-name="ce20">
            <text:p>186,961</text:p>
          </table:table-cell>
          <table:table-cell office:value-type="float" office:value="225401" table:style-name="ce20">
            <text:p>225,401</text:p>
          </table:table-cell>
          <table:table-cell office:value-type="float" office:value="14.730691781166911" table:style-name="ce21">
            <text:p>14.7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50865" table:style-name="ce20">
            <text:p>1,850,865</text:p>
          </table:table-cell>
          <table:table-cell office:value-type="float" office:value="920942" table:style-name="ce20">
            <text:p>920,942</text:p>
          </table:table-cell>
          <table:table-cell office:value-type="float" office:value="929923" table:style-name="ce20">
            <text:p>929,923</text:p>
          </table:table-cell>
          <table:table-cell office:value-type="float" office:value="60090" table:style-name="ce20">
            <text:p>60,090</text:p>
          </table:table-cell>
          <table:table-cell office:value-type="float" office:value="31242" table:style-name="ce20">
            <text:p>31,242</text:p>
          </table:table-cell>
          <table:table-cell office:value-type="float" office:value="28848" table:style-name="ce20">
            <text:p>28,848</text:p>
          </table:table-cell>
          <table:table-cell office:value-type="float" office:value="3.2465901078684829" table:style-name="ce21">
            <text:p>3.25</text:p>
          </table:table-cell>
          <table:table-cell office:value-type="float" office:value="91908" table:style-name="ce20">
            <text:p>91,908</text:p>
          </table:table-cell>
          <table:table-cell office:value-type="float" office:value="47773" table:style-name="ce20">
            <text:p>47,773</text:p>
          </table:table-cell>
          <table:table-cell office:value-type="float" office:value="44135" table:style-name="ce20">
            <text:p>44,135</text:p>
          </table:table-cell>
          <table:table-cell office:value-type="float" office:value="4.9656782099180656" table:style-name="ce22">
            <text:p>4.97</text:p>
          </table:table-cell>
          <table:table-cell office:value-type="float" office:value="170941" table:style-name="ce20">
            <text:p>170,941</text:p>
          </table:table-cell>
          <table:table-cell office:value-type="float" office:value="88673" table:style-name="ce20">
            <text:p>88,673</text:p>
          </table:table-cell>
          <table:table-cell office:value-type="float" office:value="82268" table:style-name="ce20">
            <text:p>82,268</text:p>
          </table:table-cell>
          <table:table-cell office:value-type="float" office:value="9.2357357235670889" table:style-name="ce21">
            <text:p>9.24</text:p>
          </table:table-cell>
          <table:table-cell office:value-type="float" office:value="184800" table:style-name="ce20">
            <text:p>184,800</text:p>
          </table:table-cell>
          <table:table-cell office:value-type="float" office:value="95915" table:style-name="ce20">
            <text:p>95,915</text:p>
          </table:table-cell>
          <table:table-cell office:value-type="float" office:value="88885" table:style-name="ce20">
            <text:p>88,885</text:p>
          </table:table-cell>
          <table:table-cell office:value-type="float" office:value="9.9845207511082652" table:style-name="ce21">
            <text:p>9.98</text:p>
          </table:table-cell>
          <table:table-cell office:value-type="float" office:value="91513" table:style-name="ce20">
            <text:p>91,513</text:p>
          </table:table-cell>
          <table:table-cell office:value-type="float" office:value="47641" table:style-name="ce20">
            <text:p>47,641</text:p>
          </table:table-cell>
          <table:table-cell office:value-type="float" office:value="43872" table:style-name="ce20">
            <text:p>43,872</text:p>
          </table:table-cell>
          <table:table-cell office:value-type="float" office:value="4.944336837100491" table:style-name="ce21">
            <text:p>4.94</text:p>
          </table:table-cell>
          <table:table-cell office:value-type="float" office:value="1554514" table:style-name="ce20">
            <text:p>1,554,514</text:p>
          </table:table-cell>
          <table:table-cell office:value-type="float" office:value="766933" table:style-name="ce20">
            <text:p>766,933</text:p>
          </table:table-cell>
          <table:table-cell office:value-type="float" office:value="787581" table:style-name="ce20">
            <text:p>787,581</text:p>
          </table:table-cell>
          <table:table-cell office:value-type="float" office:value="83.988513478832871" table:style-name="ce21">
            <text:p>83.99</text:p>
          </table:table-cell>
          <table:table-cell office:value-type="float" office:value="327098" table:style-name="ce20">
            <text:p>327,098</text:p>
          </table:table-cell>
          <table:table-cell office:value-type="float" office:value="150247" table:style-name="ce20">
            <text:p>150,247</text:p>
          </table:table-cell>
          <table:table-cell office:value-type="float" office:value="176851" table:style-name="ce20">
            <text:p>176,851</text:p>
          </table:table-cell>
          <table:table-cell office:value-type="float" office:value="17.672709787045516" table:style-name="ce21">
            <text:p>17.67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23177" table:style-name="ce20">
            <text:p>2,723,177</text:p>
          </table:table-cell>
          <table:table-cell office:value-type="float" office:value="1340996" table:style-name="ce20">
            <text:p>1,340,996</text:p>
          </table:table-cell>
          <table:table-cell office:value-type="float" office:value="1382181" table:style-name="ce20">
            <text:p>1,382,181</text:p>
          </table:table-cell>
          <table:table-cell office:value-type="float" office:value="93043" table:style-name="ce20">
            <text:p>93,043</text:p>
          </table:table-cell>
          <table:table-cell office:value-type="float" office:value="48164" table:style-name="ce20">
            <text:p>48,164</text:p>
          </table:table-cell>
          <table:table-cell office:value-type="float" office:value="44879" table:style-name="ce20">
            <text:p>44,879</text:p>
          </table:table-cell>
          <table:table-cell office:value-type="float" office:value="3.4167077644971298" table:style-name="ce21">
            <text:p>3.42</text:p>
          </table:table-cell>
          <table:table-cell office:value-type="float" office:value="137807" table:style-name="ce20">
            <text:p>137,807</text:p>
          </table:table-cell>
          <table:table-cell office:value-type="float" office:value="71418" table:style-name="ce20">
            <text:p>71,418</text:p>
          </table:table-cell>
          <table:table-cell office:value-type="float" office:value="66389" table:style-name="ce20">
            <text:p>66,389</text:p>
          </table:table-cell>
          <table:table-cell office:value-type="float" office:value="5.0605230581780027" table:style-name="ce22">
            <text:p>5.06</text:p>
          </table:table-cell>
          <table:table-cell office:value-type="float" office:value="248415" table:style-name="ce20">
            <text:p>248,415</text:p>
          </table:table-cell>
          <table:table-cell office:value-type="float" office:value="128745" table:style-name="ce20">
            <text:p>128,745</text:p>
          </table:table-cell>
          <table:table-cell office:value-type="float" office:value="119670" table:style-name="ce20">
            <text:p>119,670</text:p>
          </table:table-cell>
          <table:table-cell office:value-type="float" office:value="9.1222494902094144" table:style-name="ce21">
            <text:p>9.12</text:p>
          </table:table-cell>
          <table:table-cell office:value-type="float" office:value="267931" table:style-name="ce20">
            <text:p>267,931</text:p>
          </table:table-cell>
          <table:table-cell office:value-type="float" office:value="138827" table:style-name="ce20">
            <text:p>138,827</text:p>
          </table:table-cell>
          <table:table-cell office:value-type="float" office:value="129104" table:style-name="ce20">
            <text:p>129,104</text:p>
          </table:table-cell>
          <table:table-cell office:value-type="float" office:value="9.8389124173713274" table:style-name="ce21">
            <text:p>9.84</text:p>
          </table:table-cell>
          <table:table-cell office:value-type="float" office:value="132816" table:style-name="ce20">
            <text:p>132,816</text:p>
          </table:table-cell>
          <table:table-cell office:value-type="float" office:value="69099" table:style-name="ce20">
            <text:p>69,099</text:p>
          </table:table-cell>
          <table:table-cell office:value-type="float" office:value="63717" table:style-name="ce20">
            <text:p>63,717</text:p>
          </table:table-cell>
          <table:table-cell office:value-type="float" office:value="4.8772444831900383" table:style-name="ce21">
            <text:p>4.88</text:p>
          </table:table-cell>
          <table:table-cell office:value-type="float" office:value="2290873" table:style-name="ce20">
            <text:p>2,290,873</text:p>
          </table:table-cell>
          <table:table-cell office:value-type="float" office:value="1116479" table:style-name="ce20">
            <text:p>1,116,479</text:p>
          </table:table-cell>
          <table:table-cell office:value-type="float" office:value="1174394" table:style-name="ce20">
            <text:p>1,174,394</text:p>
          </table:table-cell>
          <table:table-cell office:value-type="float" office:value="84.125012806732727" table:style-name="ce21">
            <text:p>84.13</text:p>
          </table:table-cell>
          <table:table-cell office:value-type="float" office:value="487953" table:style-name="ce20">
            <text:p>487,953</text:p>
          </table:table-cell>
          <table:table-cell office:value-type="float" office:value="219641" table:style-name="ce20">
            <text:p>219,641</text:p>
          </table:table-cell>
          <table:table-cell office:value-type="float" office:value="268312" table:style-name="ce20">
            <text:p>268,312</text:p>
          </table:table-cell>
          <table:table-cell office:value-type="float" office:value="17.918519435203809" table:style-name="ce21">
            <text:p>17.92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58122" table:style-name="ce20">
            <text:p>6,958,122</text:p>
          </table:table-cell>
          <table:table-cell office:value-type="float" office:value="3533121" table:style-name="ce20">
            <text:p>3,533,121</text:p>
          </table:table-cell>
          <table:table-cell office:value-type="float" office:value="3425001" table:style-name="ce20">
            <text:p>3,425,001</text:p>
          </table:table-cell>
          <table:table-cell office:value-type="float" office:value="238920" table:style-name="ce20">
            <text:p>238,920</text:p>
          </table:table-cell>
          <table:table-cell office:value-type="float" office:value="124085" table:style-name="ce20">
            <text:p>124,085</text:p>
          </table:table-cell>
          <table:table-cell office:value-type="float" office:value="114835" table:style-name="ce20">
            <text:p>114,835</text:p>
          </table:table-cell>
          <table:table-cell office:value-type="float" office:value="3.4336851236583663" table:style-name="ce21">
            <text:p>3.43</text:p>
          </table:table-cell>
          <table:table-cell office:value-type="float" office:value="354972" table:style-name="ce20">
            <text:p>354,972</text:p>
          </table:table-cell>
          <table:table-cell office:value-type="float" office:value="184255" table:style-name="ce20">
            <text:p>184,255</text:p>
          </table:table-cell>
          <table:table-cell office:value-type="float" office:value="170717" table:style-name="ce20">
            <text:p>170,717</text:p>
          </table:table-cell>
          <table:table-cell office:value-type="float" office:value="5.1015489524328554" table:style-name="ce22">
            <text:p>5.10</text:p>
          </table:table-cell>
          <table:table-cell office:value-type="float" office:value="647865" table:style-name="ce20">
            <text:p>647,865</text:p>
          </table:table-cell>
          <table:table-cell office:value-type="float" office:value="336230" table:style-name="ce20">
            <text:p>336,230</text:p>
          </table:table-cell>
          <table:table-cell office:value-type="float" office:value="311635" table:style-name="ce20">
            <text:p>311,635</text:p>
          </table:table-cell>
          <table:table-cell office:value-type="float" office:value="9.3109175148121857" table:style-name="ce21">
            <text:p>9.31</text:p>
          </table:table-cell>
          <table:table-cell office:value-type="float" office:value="701965" table:style-name="ce20">
            <text:p>701,965</text:p>
          </table:table-cell>
          <table:table-cell office:value-type="float" office:value="364528" table:style-name="ce20">
            <text:p>364,528</text:p>
          </table:table-cell>
          <table:table-cell office:value-type="float" office:value="337437" table:style-name="ce20">
            <text:p>337,437</text:p>
          </table:table-cell>
          <table:table-cell office:value-type="float" office:value="10.088426158667525" table:style-name="ce21">
            <text:p>10.09</text:p>
          </table:table-cell>
          <table:table-cell office:value-type="float" office:value="361399" table:style-name="ce20">
            <text:p>361,399</text:p>
          </table:table-cell>
          <table:table-cell office:value-type="float" office:value="189355" table:style-name="ce20">
            <text:p>189,355</text:p>
          </table:table-cell>
          <table:table-cell office:value-type="float" office:value="172044" table:style-name="ce20">
            <text:p>172,044</text:p>
          </table:table-cell>
          <table:table-cell office:value-type="float" office:value="5.1939158295873513" table:style-name="ce21">
            <text:p>5.19</text:p>
          </table:table-cell>
          <table:table-cell office:value-type="float" office:value="5803998" table:style-name="ce20">
            <text:p>5,803,998</text:p>
          </table:table-cell>
          <table:table-cell office:value-type="float" office:value="2931103" table:style-name="ce20">
            <text:p>2,931,103</text:p>
          </table:table-cell>
          <table:table-cell office:value-type="float" office:value="2872895" table:style-name="ce20">
            <text:p>2,872,895</text:p>
          </table:table-cell>
          <table:table-cell office:value-type="float" office:value="83.413283066896497" table:style-name="ce21">
            <text:p>83.41</text:p>
          </table:table-cell>
          <table:table-cell office:value-type="float" office:value="1257681" table:style-name="ce20">
            <text:p>1,257,681</text:p>
          </table:table-cell>
          <table:table-cell office:value-type="float" office:value="581564" table:style-name="ce20">
            <text:p>581,564</text:p>
          </table:table-cell>
          <table:table-cell office:value-type="float" office:value="676117" table:style-name="ce20">
            <text:p>676,117</text:p>
          </table:table-cell>
          <table:table-cell office:value-type="float" office:value="18.075006445704748" table:style-name="ce21">
            <text:p>18.0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48856" table:style-name="ce24">
            <text:p>448,856</text:p>
          </table:table-cell>
          <table:table-cell office:value-type="float" office:value="225846" table:style-name="ce24">
            <text:p>225,846</text:p>
          </table:table-cell>
          <table:table-cell office:value-type="float" office:value="223010" table:style-name="ce24">
            <text:p>223,010</text:p>
          </table:table-cell>
          <table:table-cell office:value-type="float" office:value="14977" table:style-name="ce24">
            <text:p>14,977</text:p>
          </table:table-cell>
          <table:table-cell office:value-type="float" office:value="7715" table:style-name="ce24">
            <text:p>7,715</text:p>
          </table:table-cell>
          <table:table-cell office:value-type="float" office:value="7262" table:style-name="ce24">
            <text:p>7,262</text:p>
          </table:table-cell>
          <table:table-cell office:value-type="float" office:value="3.3367048674853406" table:style-name="ce25">
            <text:p>3.34</text:p>
          </table:table-cell>
          <table:table-cell office:value-type="float" office:value="22463" table:style-name="ce24">
            <text:p>22,463</text:p>
          </table:table-cell>
          <table:table-cell office:value-type="float" office:value="11569" table:style-name="ce24">
            <text:p>11,569</text:p>
          </table:table-cell>
          <table:table-cell office:value-type="float" office:value="10894" table:style-name="ce24">
            <text:p>10,894</text:p>
          </table:table-cell>
          <table:table-cell office:value-type="float" office:value="5.0045003297271284" table:style-name="ce26">
            <text:p>5.00</text:p>
          </table:table-cell>
          <table:table-cell office:value-type="float" office:value="40802" table:style-name="ce24">
            <text:p>40,802</text:p>
          </table:table-cell>
          <table:table-cell office:value-type="float" office:value="21141" table:style-name="ce24">
            <text:p>21,141</text:p>
          </table:table-cell>
          <table:table-cell office:value-type="float" office:value="19661" table:style-name="ce24">
            <text:p>19,661</text:p>
          </table:table-cell>
          <table:table-cell office:value-type="float" office:value="9.0902204715989079" table:style-name="ce25">
            <text:p>9.09</text:p>
          </table:table-cell>
          <table:table-cell office:value-type="float" office:value="44228" table:style-name="ce24">
            <text:p>44,228</text:p>
          </table:table-cell>
          <table:table-cell office:value-type="float" office:value="22888" table:style-name="ce24">
            <text:p>22,888</text:p>
          </table:table-cell>
          <table:table-cell office:value-type="float" office:value="21340" table:style-name="ce24">
            <text:p>21,340</text:p>
          </table:table-cell>
          <table:table-cell office:value-type="float" office:value="9.8534942164079347" table:style-name="ce25">
            <text:p>9.85</text:p>
          </table:table-cell>
          <table:table-cell office:value-type="float" office:value="22560" table:style-name="ce24">
            <text:p>22,560</text:p>
          </table:table-cell>
          <table:table-cell office:value-type="float" office:value="11654" table:style-name="ce24">
            <text:p>11,654</text:p>
          </table:table-cell>
          <table:table-cell office:value-type="float" office:value="10906" table:style-name="ce24">
            <text:p>10,906</text:p>
          </table:table-cell>
          <table:table-cell office:value-type="float" office:value="5.0261108239613597" table:style-name="ce25">
            <text:p>5.03</text:p>
          </table:table-cell>
          <table:table-cell office:value-type="float" office:value="376533" table:style-name="ce24">
            <text:p>376,533</text:p>
          </table:table-cell>
          <table:table-cell office:value-type="float" office:value="188302" table:style-name="ce24">
            <text:p>188,302</text:p>
          </table:table-cell>
          <table:table-cell office:value-type="float" office:value="188231" table:style-name="ce24">
            <text:p>188,231</text:p>
          </table:table-cell>
          <table:table-cell office:value-type="float" office:value="83.88726005667742" table:style-name="ce25">
            <text:p>83.89</text:p>
          </table:table-cell>
          <table:table-cell office:value-type="float" office:value="82226" table:style-name="ce24">
            <text:p>82,226</text:p>
          </table:table-cell>
          <table:table-cell office:value-type="float" office:value="38030" table:style-name="ce24">
            <text:p>38,030</text:p>
          </table:table-cell>
          <table:table-cell office:value-type="float" office:value="44196" table:style-name="ce24">
            <text:p>44,196</text:p>
          </table:table-cell>
          <table:table-cell office:value-type="float" office:value="18.319015452617322" table:style-name="ce25">
            <text:p>18.3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6373" table:style-name="ce24">
            <text:p>576,373</text:p>
          </table:table-cell>
          <table:table-cell office:value-type="float" office:value="294052" table:style-name="ce24">
            <text:p>294,052</text:p>
          </table:table-cell>
          <table:table-cell office:value-type="float" office:value="282321" table:style-name="ce24">
            <text:p>282,321</text:p>
          </table:table-cell>
          <table:table-cell office:value-type="float" office:value="26706" table:style-name="ce24">
            <text:p>26,706</text:p>
          </table:table-cell>
          <table:table-cell office:value-type="float" office:value="13873" table:style-name="ce24">
            <text:p>13,873</text:p>
          </table:table-cell>
          <table:table-cell office:value-type="float" office:value="12833" table:style-name="ce24">
            <text:p>12,833</text:p>
          </table:table-cell>
          <table:table-cell office:value-type="float" office:value="4.6334578476091002" table:style-name="ce25">
            <text:p>4.63</text:p>
          </table:table-cell>
          <table:table-cell office:value-type="float" office:value="40286" table:style-name="ce24">
            <text:p>40,286</text:p>
          </table:table-cell>
          <table:table-cell office:value-type="float" office:value="20941" table:style-name="ce24">
            <text:p>20,941</text:p>
          </table:table-cell>
          <table:table-cell office:value-type="float" office:value="19345" table:style-name="ce24">
            <text:p>19,345</text:p>
          </table:table-cell>
          <table:table-cell office:value-type="float" office:value="6.989570989619569" table:style-name="ce26">
            <text:p>6.99</text:p>
          </table:table-cell>
          <table:table-cell office:value-type="float" office:value="73508" table:style-name="ce24">
            <text:p>73,508</text:p>
          </table:table-cell>
          <table:table-cell office:value-type="float" office:value="38018" table:style-name="ce24">
            <text:p>38,018</text:p>
          </table:table-cell>
          <table:table-cell office:value-type="float" office:value="35490" table:style-name="ce24">
            <text:p>35,490</text:p>
          </table:table-cell>
          <table:table-cell office:value-type="float" office:value="12.753546748373015" table:style-name="ce25">
            <text:p>12.75</text:p>
          </table:table-cell>
          <table:table-cell office:value-type="float" office:value="79222" table:style-name="ce24">
            <text:p>79,222</text:p>
          </table:table-cell>
          <table:table-cell office:value-type="float" office:value="41032" table:style-name="ce24">
            <text:p>41,032</text:p>
          </table:table-cell>
          <table:table-cell office:value-type="float" office:value="38190" table:style-name="ce24">
            <text:p>38,190</text:p>
          </table:table-cell>
          <table:table-cell office:value-type="float" office:value="13.744918655107021" table:style-name="ce25">
            <text:p>13.74</text:p>
          </table:table-cell>
          <table:table-cell office:value-type="float" office:value="35981" table:style-name="ce24">
            <text:p>35,981</text:p>
          </table:table-cell>
          <table:table-cell office:value-type="float" office:value="18894" table:style-name="ce24">
            <text:p>18,894</text:p>
          </table:table-cell>
          <table:table-cell office:value-type="float" office:value="17087" table:style-name="ce24">
            <text:p>17,087</text:p>
          </table:table-cell>
          <table:table-cell office:value-type="float" office:value="6.2426588337760442" table:style-name="ce25">
            <text:p>6.24</text:p>
          </table:table-cell>
          <table:table-cell office:value-type="float" office:value="454246" table:style-name="ce24">
            <text:p>454,246</text:p>
          </table:table-cell>
          <table:table-cell office:value-type="float" office:value="230567" table:style-name="ce24">
            <text:p>230,567</text:p>
          </table:table-cell>
          <table:table-cell office:value-type="float" office:value="223679" table:style-name="ce24">
            <text:p>223,679</text:p>
          </table:table-cell>
          <table:table-cell office:value-type="float" office:value="78.811117106457104" table:style-name="ce25">
            <text:p>78.81</text:p>
          </table:table-cell>
          <table:table-cell office:value-type="float" office:value="77802" table:style-name="ce24">
            <text:p>77,802</text:p>
          </table:table-cell>
          <table:table-cell office:value-type="float" office:value="37070" table:style-name="ce24">
            <text:p>37,070</text:p>
          </table:table-cell>
          <table:table-cell office:value-type="float" office:value="40732" table:style-name="ce24">
            <text:p>40,732</text:p>
          </table:table-cell>
          <table:table-cell office:value-type="float" office:value="13.49855041787176" table:style-name="ce25">
            <text:p>13.5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5260" table:style-name="ce24">
            <text:p>535,260</text:p>
          </table:table-cell>
          <table:table-cell office:value-type="float" office:value="275817" table:style-name="ce24">
            <text:p>275,817</text:p>
          </table:table-cell>
          <table:table-cell office:value-type="float" office:value="259443" table:style-name="ce24">
            <text:p>259,443</text:p>
          </table:table-cell>
          <table:table-cell office:value-type="float" office:value="16058" table:style-name="ce24">
            <text:p>16,058</text:p>
          </table:table-cell>
          <table:table-cell office:value-type="float" office:value="8308" table:style-name="ce24">
            <text:p>8,308</text:p>
          </table:table-cell>
          <table:table-cell office:value-type="float" office:value="7750" table:style-name="ce24">
            <text:p>7,750</text:p>
          </table:table-cell>
          <table:table-cell office:value-type="float" office:value="3.0000373650188696" table:style-name="ce25">
            <text:p>3.00</text:p>
          </table:table-cell>
          <table:table-cell office:value-type="float" office:value="25324" table:style-name="ce24">
            <text:p>25,324</text:p>
          </table:table-cell>
          <table:table-cell office:value-type="float" office:value="13139" table:style-name="ce24">
            <text:p>13,139</text:p>
          </table:table-cell>
          <table:table-cell office:value-type="float" office:value="12185" table:style-name="ce24">
            <text:p>12,185</text:p>
          </table:table-cell>
          <table:table-cell office:value-type="float" office:value="4.731158689235138" table:style-name="ce26">
            <text:p>4.73</text:p>
          </table:table-cell>
          <table:table-cell office:value-type="float" office:value="49518" table:style-name="ce24">
            <text:p>49,518</text:p>
          </table:table-cell>
          <table:table-cell office:value-type="float" office:value="25520" table:style-name="ce24">
            <text:p>25,520</text:p>
          </table:table-cell>
          <table:table-cell office:value-type="float" office:value="23998" table:style-name="ce24">
            <text:p>23,998</text:p>
          </table:table-cell>
          <table:table-cell office:value-type="float" office:value="9.2512050218585351" table:style-name="ce25">
            <text:p>9.25</text:p>
          </table:table-cell>
          <table:table-cell office:value-type="float" office:value="53704" table:style-name="ce24">
            <text:p>53,704</text:p>
          </table:table-cell>
          <table:table-cell office:value-type="float" office:value="27720" table:style-name="ce24">
            <text:p>27,720</text:p>
          </table:table-cell>
          <table:table-cell office:value-type="float" office:value="25984" table:style-name="ce24">
            <text:p>25,984</text:p>
          </table:table-cell>
          <table:table-cell office:value-type="float" office:value="10.033254866793708" table:style-name="ce25">
            <text:p>10.03</text:p>
          </table:table-cell>
          <table:table-cell office:value-type="float" office:value="28371" table:style-name="ce24">
            <text:p>28,371</text:p>
          </table:table-cell>
          <table:table-cell office:value-type="float" office:value="14902" table:style-name="ce24">
            <text:p>14,902</text:p>
          </table:table-cell>
          <table:table-cell office:value-type="float" office:value="13469" table:style-name="ce24">
            <text:p>13,469</text:p>
          </table:table-cell>
          <table:table-cell office:value-type="float" office:value="5.3004147517094493" table:style-name="ce25">
            <text:p>5.30</text:p>
          </table:table-cell>
          <table:table-cell office:value-type="float" office:value="446046" table:style-name="ce24">
            <text:p>446,046</text:p>
          </table:table-cell>
          <table:table-cell office:value-type="float" office:value="229214" table:style-name="ce24">
            <text:p>229,214</text:p>
          </table:table-cell>
          <table:table-cell office:value-type="float" office:value="216832" table:style-name="ce24">
            <text:p>216,832</text:p>
          </table:table-cell>
          <table:table-cell office:value-type="float" office:value="83.332586032955945" table:style-name="ce25">
            <text:p>83.33</text:p>
          </table:table-cell>
          <table:table-cell office:value-type="float" office:value="96713" table:style-name="ce24">
            <text:p>96,713</text:p>
          </table:table-cell>
          <table:table-cell office:value-type="float" office:value="45957" table:style-name="ce24">
            <text:p>45,957</text:p>
          </table:table-cell>
          <table:table-cell office:value-type="float" office:value="50756" table:style-name="ce24">
            <text:p>50,756</text:p>
          </table:table-cell>
          <table:table-cell office:value-type="float" office:value="18.068415349549753" table:style-name="ce25">
            <text:p>18.0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47630" table:style-name="ce24">
            <text:p>1,247,630</text:p>
          </table:table-cell>
          <table:table-cell office:value-type="float" office:value="632942" table:style-name="ce24">
            <text:p>632,942</text:p>
          </table:table-cell>
          <table:table-cell office:value-type="float" office:value="614688" table:style-name="ce24">
            <text:p>614,688</text:p>
          </table:table-cell>
          <table:table-cell office:value-type="float" office:value="48934" table:style-name="ce24">
            <text:p>48,934</text:p>
          </table:table-cell>
          <table:table-cell office:value-type="float" office:value="25382" table:style-name="ce24">
            <text:p>25,382</text:p>
          </table:table-cell>
          <table:table-cell office:value-type="float" office:value="23552" table:style-name="ce24">
            <text:p>23,552</text:p>
          </table:table-cell>
          <table:table-cell office:value-type="float" office:value="3.9221564085506118" table:style-name="ce25">
            <text:p>3.92</text:p>
          </table:table-cell>
          <table:table-cell office:value-type="float" office:value="69922" table:style-name="ce24">
            <text:p>69,922</text:p>
          </table:table-cell>
          <table:table-cell office:value-type="float" office:value="36267" table:style-name="ce24">
            <text:p>36,267</text:p>
          </table:table-cell>
          <table:table-cell office:value-type="float" office:value="33655" table:style-name="ce24">
            <text:p>33,655</text:p>
          </table:table-cell>
          <table:table-cell office:value-type="float" office:value="5.6043859156961595" table:style-name="ce26">
            <text:p>5.60</text:p>
          </table:table-cell>
          <table:table-cell office:value-type="float" office:value="122137" table:style-name="ce24">
            <text:p>122,137</text:p>
          </table:table-cell>
          <table:table-cell office:value-type="float" office:value="63493" table:style-name="ce24">
            <text:p>63,493</text:p>
          </table:table-cell>
          <table:table-cell office:value-type="float" office:value="58644" table:style-name="ce24">
            <text:p>58,644</text:p>
          </table:table-cell>
          <table:table-cell office:value-type="float" office:value="9.7895209316864786" table:style-name="ce25">
            <text:p>9.79</text:p>
          </table:table-cell>
          <table:table-cell office:value-type="float" office:value="131829" table:style-name="ce24">
            <text:p>131,829</text:p>
          </table:table-cell>
          <table:table-cell office:value-type="float" office:value="68561" table:style-name="ce24">
            <text:p>68,561</text:p>
          </table:table-cell>
          <table:table-cell office:value-type="float" office:value="63268" table:style-name="ce24">
            <text:p>63,268</text:p>
          </table:table-cell>
          <table:table-cell office:value-type="float" office:value="10.566353806817727" table:style-name="ce25">
            <text:p>10.57</text:p>
          </table:table-cell>
          <table:table-cell office:value-type="float" office:value="65953" table:style-name="ce24">
            <text:p>65,953</text:p>
          </table:table-cell>
          <table:table-cell office:value-type="float" office:value="34725" table:style-name="ce24">
            <text:p>34,725</text:p>
          </table:table-cell>
          <table:table-cell office:value-type="float" office:value="31228" table:style-name="ce24">
            <text:p>31,228</text:p>
          </table:table-cell>
          <table:table-cell office:value-type="float" office:value="5.2862627541819283" table:style-name="ce25">
            <text:p>5.29</text:p>
          </table:table-cell>
          <table:table-cell office:value-type="float" office:value="1032583" table:style-name="ce24">
            <text:p>1,032,583</text:p>
          </table:table-cell>
          <table:table-cell office:value-type="float" office:value="520479" table:style-name="ce24">
            <text:p>520,479</text:p>
          </table:table-cell>
          <table:table-cell office:value-type="float" office:value="512104" table:style-name="ce24">
            <text:p>512,104</text:p>
          </table:table-cell>
          <table:table-cell office:value-type="float" office:value="82.76355970920865" table:style-name="ce25">
            <text:p>82.76</text:p>
          </table:table-cell>
          <table:table-cell office:value-type="float" office:value="220957" table:style-name="ce24">
            <text:p>220,957</text:p>
          </table:table-cell>
          <table:table-cell office:value-type="float" office:value="102141" table:style-name="ce24">
            <text:p>102,141</text:p>
          </table:table-cell>
          <table:table-cell office:value-type="float" office:value="118816" table:style-name="ce24">
            <text:p>118,816</text:p>
          </table:table-cell>
          <table:table-cell office:value-type="float" office:value="17.710138422448964" table:style-name="ce25">
            <text:p>17.71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1166" table:style-name="ce24">
            <text:p>481,166</text:p>
          </table:table-cell>
          <table:table-cell office:value-type="float" office:value="245592" table:style-name="ce24">
            <text:p>245,592</text:p>
          </table:table-cell>
          <table:table-cell office:value-type="float" office:value="235574" table:style-name="ce24">
            <text:p>235,574</text:p>
          </table:table-cell>
          <table:table-cell office:value-type="float" office:value="14284" table:style-name="ce24">
            <text:p>14,284</text:p>
          </table:table-cell>
          <table:table-cell office:value-type="float" office:value="7542" table:style-name="ce24">
            <text:p>7,542</text:p>
          </table:table-cell>
          <table:table-cell office:value-type="float" office:value="6742" table:style-name="ce24">
            <text:p>6,742</text:p>
          </table:table-cell>
          <table:table-cell office:value-type="float" office:value="2.9686220555899627" table:style-name="ce25">
            <text:p>2.97</text:p>
          </table:table-cell>
          <table:table-cell office:value-type="float" office:value="21346" table:style-name="ce24">
            <text:p>21,346</text:p>
          </table:table-cell>
          <table:table-cell office:value-type="float" office:value="11215" table:style-name="ce24">
            <text:p>11,215</text:p>
          </table:table-cell>
          <table:table-cell office:value-type="float" office:value="10131" table:style-name="ce24">
            <text:p>10,131</text:p>
          </table:table-cell>
          <table:table-cell office:value-type="float" office:value="4.4363068047202008" table:style-name="ce26">
            <text:p>4.44</text:p>
          </table:table-cell>
          <table:table-cell office:value-type="float" office:value="39328" table:style-name="ce24">
            <text:p>39,328</text:p>
          </table:table-cell>
          <table:table-cell office:value-type="float" office:value="20546" table:style-name="ce24">
            <text:p>20,546</text:p>
          </table:table-cell>
          <table:table-cell office:value-type="float" office:value="18782" table:style-name="ce24">
            <text:p>18,782</text:p>
          </table:table-cell>
          <table:table-cell office:value-type="float" office:value="8.1734785915879353" table:style-name="ce25">
            <text:p>8.17</text:p>
          </table:table-cell>
          <table:table-cell office:value-type="float" office:value="42679" table:style-name="ce24">
            <text:p>42,679</text:p>
          </table:table-cell>
          <table:table-cell office:value-type="float" office:value="22303" table:style-name="ce24">
            <text:p>22,303</text:p>
          </table:table-cell>
          <table:table-cell office:value-type="float" office:value="20376" table:style-name="ce24">
            <text:p>20,376</text:p>
          </table:table-cell>
          <table:table-cell office:value-type="float" office:value="8.8699118391573801" table:style-name="ce25">
            <text:p>8.87</text:p>
          </table:table-cell>
          <table:table-cell office:value-type="float" office:value="23422" table:style-name="ce24">
            <text:p>23,422</text:p>
          </table:table-cell>
          <table:table-cell office:value-type="float" office:value="12154" table:style-name="ce24">
            <text:p>12,154</text:p>
          </table:table-cell>
          <table:table-cell office:value-type="float" office:value="11268" table:style-name="ce24">
            <text:p>11,268</text:p>
          </table:table-cell>
          <table:table-cell office:value-type="float" office:value="4.8677587360702965" table:style-name="ce25">
            <text:p>4.87</text:p>
          </table:table-cell>
          <table:table-cell office:value-type="float" office:value="408591" table:style-name="ce24">
            <text:p>408,591</text:p>
          </table:table-cell>
          <table:table-cell office:value-type="float" office:value="207784" table:style-name="ce24">
            <text:p>207,784</text:p>
          </table:table-cell>
          <table:table-cell office:value-type="float" office:value="200807" table:style-name="ce24">
            <text:p>200,807</text:p>
          </table:table-cell>
          <table:table-cell office:value-type="float" office:value="84.91684782382795" table:style-name="ce25">
            <text:p>84.92</text:p>
          </table:table-cell>
          <table:table-cell office:value-type="float" office:value="95280" table:style-name="ce24">
            <text:p>95,280</text:p>
          </table:table-cell>
          <table:table-cell office:value-type="float" office:value="44789" table:style-name="ce24">
            <text:p>44,789</text:p>
          </table:table-cell>
          <table:table-cell office:value-type="float" office:value="50491" table:style-name="ce24">
            <text:p>50,491</text:p>
          </table:table-cell>
          <table:table-cell office:value-type="float" office:value="19.801897889709579" table:style-name="ce25">
            <text:p>19.8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65971" table:style-name="ce24">
            <text:p>665,971</text:p>
          </table:table-cell>
          <table:table-cell office:value-type="float" office:value="343955" table:style-name="ce24">
            <text:p>343,955</text:p>
          </table:table-cell>
          <table:table-cell office:value-type="float" office:value="322016" table:style-name="ce24">
            <text:p>322,016</text:p>
          </table:table-cell>
          <table:table-cell office:value-type="float" office:value="20186" table:style-name="ce24">
            <text:p>20,186</text:p>
          </table:table-cell>
          <table:table-cell office:value-type="float" office:value="10471" table:style-name="ce24">
            <text:p>10,471</text:p>
          </table:table-cell>
          <table:table-cell office:value-type="float" office:value="9715" table:style-name="ce24">
            <text:p>9,715</text:p>
          </table:table-cell>
          <table:table-cell office:value-type="float" office:value="3.0310629141509162" table:style-name="ce25">
            <text:p>3.03</text:p>
          </table:table-cell>
          <table:table-cell office:value-type="float" office:value="29786" table:style-name="ce24">
            <text:p>29,786</text:p>
          </table:table-cell>
          <table:table-cell office:value-type="float" office:value="15435" table:style-name="ce24">
            <text:p>15,435</text:p>
          </table:table-cell>
          <table:table-cell office:value-type="float" office:value="14351" table:style-name="ce24">
            <text:p>14,351</text:p>
          </table:table-cell>
          <table:table-cell office:value-type="float" office:value="4.472567123793679" table:style-name="ce26">
            <text:p>4.47</text:p>
          </table:table-cell>
          <table:table-cell office:value-type="float" office:value="55048" table:style-name="ce24">
            <text:p>55,048</text:p>
          </table:table-cell>
          <table:table-cell office:value-type="float" office:value="28488" table:style-name="ce24">
            <text:p>28,488</text:p>
          </table:table-cell>
          <table:table-cell office:value-type="float" office:value="26560" table:style-name="ce24">
            <text:p>26,560</text:p>
          </table:table-cell>
          <table:table-cell office:value-type="float" office:value="8.2658253887932069" table:style-name="ce25">
            <text:p>8.27</text:p>
          </table:table-cell>
          <table:table-cell office:value-type="float" office:value="60128" table:style-name="ce24">
            <text:p>60,128</text:p>
          </table:table-cell>
          <table:table-cell office:value-type="float" office:value="31124" table:style-name="ce24">
            <text:p>31,124</text:p>
          </table:table-cell>
          <table:table-cell office:value-type="float" office:value="29004" table:style-name="ce24">
            <text:p>29,004</text:p>
          </table:table-cell>
          <table:table-cell office:value-type="float" office:value="9.0286213663958339" table:style-name="ce25">
            <text:p>9.03</text:p>
          </table:table-cell>
          <table:table-cell office:value-type="float" office:value="34472" table:style-name="ce24">
            <text:p>34,472</text:p>
          </table:table-cell>
          <table:table-cell office:value-type="float" office:value="18063" table:style-name="ce24">
            <text:p>18,063</text:p>
          </table:table-cell>
          <table:table-cell office:value-type="float" office:value="16409" table:style-name="ce24">
            <text:p>16,409</text:p>
          </table:table-cell>
          <table:table-cell office:value-type="float" office:value="5.1762013661255519" table:style-name="ce25">
            <text:p>5.18</text:p>
          </table:table-cell>
          <table:table-cell office:value-type="float" office:value="562180" table:style-name="ce24">
            <text:p>562,180</text:p>
          </table:table-cell>
          <table:table-cell office:value-type="float" office:value="289827" table:style-name="ce24">
            <text:p>289,827</text:p>
          </table:table-cell>
          <table:table-cell office:value-type="float" office:value="272353" table:style-name="ce24">
            <text:p>272,353</text:p>
          </table:table-cell>
          <table:table-cell office:value-type="float" office:value="84.415087143434178" table:style-name="ce25">
            <text:p>84.42</text:p>
          </table:table-cell>
          <table:table-cell office:value-type="float" office:value="132838" table:style-name="ce24">
            <text:p>132,838</text:p>
          </table:table-cell>
          <table:table-cell office:value-type="float" office:value="61184" table:style-name="ce24">
            <text:p>61,184</text:p>
          </table:table-cell>
          <table:table-cell office:value-type="float" office:value="71654" table:style-name="ce24">
            <text:p>71,654</text:p>
          </table:table-cell>
          <table:table-cell office:value-type="float" office:value="19.946514187554715" table:style-name="ce25">
            <text:p>19.9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0007" table:style-name="ce24">
            <text:p>490,007</text:p>
          </table:table-cell>
          <table:table-cell office:value-type="float" office:value="254007" table:style-name="ce24">
            <text:p>254,007</text:p>
          </table:table-cell>
          <table:table-cell office:value-type="float" office:value="236000" table:style-name="ce24">
            <text:p>236,000</text:p>
          </table:table-cell>
          <table:table-cell office:value-type="float" office:value="12739" table:style-name="ce24">
            <text:p>12,739</text:p>
          </table:table-cell>
          <table:table-cell office:value-type="float" office:value="6533" table:style-name="ce24">
            <text:p>6,533</text:p>
          </table:table-cell>
          <table:table-cell office:value-type="float" office:value="6206" table:style-name="ce24">
            <text:p>6,206</text:p>
          </table:table-cell>
          <table:table-cell office:value-type="float" office:value="2.5997587789562191" table:style-name="ce25">
            <text:p>2.60</text:p>
          </table:table-cell>
          <table:table-cell office:value-type="float" office:value="18428" table:style-name="ce24">
            <text:p>18,428</text:p>
          </table:table-cell>
          <table:table-cell office:value-type="float" office:value="9481" table:style-name="ce24">
            <text:p>9,481</text:p>
          </table:table-cell>
          <table:table-cell office:value-type="float" office:value="8947" table:style-name="ce24">
            <text:p>8,947</text:p>
          </table:table-cell>
          <table:table-cell office:value-type="float" office:value="3.760762601350593" table:style-name="ce26">
            <text:p>3.76</text:p>
          </table:table-cell>
          <table:table-cell office:value-type="float" office:value="33090" table:style-name="ce24">
            <text:p>33,090</text:p>
          </table:table-cell>
          <table:table-cell office:value-type="float" office:value="17061" table:style-name="ce24">
            <text:p>17,061</text:p>
          </table:table-cell>
          <table:table-cell office:value-type="float" office:value="16029" table:style-name="ce24">
            <text:p>16,029</text:p>
          </table:table-cell>
          <table:table-cell office:value-type="float" office:value="6.7529647535647452" table:style-name="ce25">
            <text:p>6.75</text:p>
          </table:table-cell>
          <table:table-cell office:value-type="float" office:value="35904" table:style-name="ce24">
            <text:p>35,904</text:p>
          </table:table-cell>
          <table:table-cell office:value-type="float" office:value="18595" table:style-name="ce24">
            <text:p>18,595</text:p>
          </table:table-cell>
          <table:table-cell office:value-type="float" office:value="17309" table:style-name="ce24">
            <text:p>17,309</text:p>
          </table:table-cell>
          <table:table-cell office:value-type="float" office:value="7.327242263886026" table:style-name="ce25">
            <text:p>7.33</text:p>
          </table:table-cell>
          <table:table-cell office:value-type="float" office:value="21550" table:style-name="ce24">
            <text:p>21,550</text:p>
          </table:table-cell>
          <table:table-cell office:value-type="float" office:value="11388" table:style-name="ce24">
            <text:p>11,388</text:p>
          </table:table-cell>
          <table:table-cell office:value-type="float" office:value="10162" table:style-name="ce24">
            <text:p>10,162</text:p>
          </table:table-cell>
          <table:table-cell office:value-type="float" office:value="4.3978963565826614" table:style-name="ce25">
            <text:p>4.40</text:p>
          </table:table-cell>
          <table:table-cell office:value-type="float" office:value="425260" table:style-name="ce24">
            <text:p>425,260</text:p>
          </table:table-cell>
          <table:table-cell office:value-type="float" office:value="220267" table:style-name="ce24">
            <text:p>220,267</text:p>
          </table:table-cell>
          <table:table-cell office:value-type="float" office:value="204993" table:style-name="ce24">
            <text:p>204,993</text:p>
          </table:table-cell>
          <table:table-cell office:value-type="float" office:value="86.786515294679461" table:style-name="ce25">
            <text:p>86.79</text:p>
          </table:table-cell>
          <table:table-cell office:value-type="float" office:value="104886" table:style-name="ce24">
            <text:p>104,886</text:p>
          </table:table-cell>
          <table:table-cell office:value-type="float" office:value="48999" table:style-name="ce24">
            <text:p>48,999</text:p>
          </table:table-cell>
          <table:table-cell office:value-type="float" office:value="55887" table:style-name="ce24">
            <text:p>55,887</text:p>
          </table:table-cell>
          <table:table-cell office:value-type="float" office:value="21.405000336729884" table:style-name="ce25">
            <text:p>21.4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0321" table:style-name="ce24">
            <text:p>800,321</text:p>
          </table:table-cell>
          <table:table-cell office:value-type="float" office:value="407149" table:style-name="ce24">
            <text:p>407,149</text:p>
          </table:table-cell>
          <table:table-cell office:value-type="float" office:value="393172" table:style-name="ce24">
            <text:p>393,172</text:p>
          </table:table-cell>
          <table:table-cell office:value-type="float" office:value="23379" table:style-name="ce24">
            <text:p>23,379</text:p>
          </table:table-cell>
          <table:table-cell office:value-type="float" office:value="12100" table:style-name="ce24">
            <text:p>12,100</text:p>
          </table:table-cell>
          <table:table-cell office:value-type="float" office:value="11279" table:style-name="ce24">
            <text:p>11,279</text:p>
          </table:table-cell>
          <table:table-cell office:value-type="float" office:value="2.9212028673494759" table:style-name="ce25">
            <text:p>2.92</text:p>
          </table:table-cell>
          <table:table-cell office:value-type="float" office:value="35038" table:style-name="ce24">
            <text:p>35,038</text:p>
          </table:table-cell>
          <table:table-cell office:value-type="float" office:value="18250" table:style-name="ce24">
            <text:p>18,250</text:p>
          </table:table-cell>
          <table:table-cell office:value-type="float" office:value="16788" table:style-name="ce24">
            <text:p>16,788</text:p>
          </table:table-cell>
          <table:table-cell office:value-type="float" office:value="4.3779933301762668" table:style-name="ce26">
            <text:p>4.38</text:p>
          </table:table-cell>
          <table:table-cell office:value-type="float" office:value="64127" table:style-name="ce24">
            <text:p>64,127</text:p>
          </table:table-cell>
          <table:table-cell office:value-type="float" office:value="33376" table:style-name="ce24">
            <text:p>33,376</text:p>
          </table:table-cell>
          <table:table-cell office:value-type="float" office:value="30751" table:style-name="ce24">
            <text:p>30,751</text:p>
          </table:table-cell>
          <table:table-cell office:value-type="float" office:value="8.0126599202070174" table:style-name="ce25">
            <text:p>8.01</text:p>
          </table:table-cell>
          <table:table-cell office:value-type="float" office:value="69559" table:style-name="ce24">
            <text:p>69,559</text:p>
          </table:table-cell>
          <table:table-cell office:value-type="float" office:value="36226" table:style-name="ce24">
            <text:p>36,226</text:p>
          </table:table-cell>
          <table:table-cell office:value-type="float" office:value="33333" table:style-name="ce24">
            <text:p>33,333</text:p>
          </table:table-cell>
          <table:table-cell office:value-type="float" office:value="8.691387580733231" table:style-name="ce25">
            <text:p>8.69</text:p>
          </table:table-cell>
          <table:table-cell office:value-type="float" office:value="37167" table:style-name="ce24">
            <text:p>37,167</text:p>
          </table:table-cell>
          <table:table-cell office:value-type="float" office:value="19438" table:style-name="ce24">
            <text:p>19,438</text:p>
          </table:table-cell>
          <table:table-cell office:value-type="float" office:value="17729" table:style-name="ce24">
            <text:p>17,729</text:p>
          </table:table-cell>
          <table:table-cell office:value-type="float" office:value="4.6440115903493719" table:style-name="ce25">
            <text:p>4.64</text:p>
          </table:table-cell>
          <table:table-cell office:value-type="float" office:value="683269" table:style-name="ce24">
            <text:p>683,269</text:p>
          </table:table-cell>
          <table:table-cell office:value-type="float" office:value="346080" table:style-name="ce24">
            <text:p>346,080</text:p>
          </table:table-cell>
          <table:table-cell office:value-type="float" office:value="337189" table:style-name="ce24">
            <text:p>337,189</text:p>
          </table:table-cell>
          <table:table-cell office:value-type="float" office:value="85.374368534625475" table:style-name="ce25">
            <text:p>85.37</text:p>
          </table:table-cell>
          <table:table-cell office:value-type="float" office:value="152961" table:style-name="ce24">
            <text:p>152,961</text:p>
          </table:table-cell>
          <table:table-cell office:value-type="float" office:value="71150" table:style-name="ce24">
            <text:p>71,150</text:p>
          </table:table-cell>
          <table:table-cell office:value-type="float" office:value="81811" table:style-name="ce24">
            <text:p>81,811</text:p>
          </table:table-cell>
          <table:table-cell office:value-type="float" office:value="19.112456126979048" table:style-name="ce25">
            <text:p>19.11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2804" table:style-name="ce24">
            <text:p>212,804</text:p>
          </table:table-cell>
          <table:table-cell office:value-type="float" office:value="109004" table:style-name="ce24">
            <text:p>109,004</text:p>
          </table:table-cell>
          <table:table-cell office:value-type="float" office:value="103800" table:style-name="ce24">
            <text:p>103,800</text:p>
          </table:table-cell>
          <table:table-cell office:value-type="float" office:value="7088" table:style-name="ce24">
            <text:p>7,088</text:p>
          </table:table-cell>
          <table:table-cell office:value-type="float" office:value="3724" table:style-name="ce24">
            <text:p>3,724</text:p>
          </table:table-cell>
          <table:table-cell office:value-type="float" office:value="3364" table:style-name="ce24">
            <text:p>3,364</text:p>
          </table:table-cell>
          <table:table-cell office:value-type="float" office:value="3.3307644593146746" table:style-name="ce25">
            <text:p>3.33</text:p>
          </table:table-cell>
          <table:table-cell office:value-type="float" office:value="10363" table:style-name="ce24">
            <text:p>10,363</text:p>
          </table:table-cell>
          <table:table-cell office:value-type="float" office:value="5401" table:style-name="ce24">
            <text:p>5,401</text:p>
          </table:table-cell>
          <table:table-cell office:value-type="float" office:value="4962" table:style-name="ce24">
            <text:p>4,962</text:p>
          </table:table-cell>
          <table:table-cell office:value-type="float" office:value="4.869739290614838" table:style-name="ce26">
            <text:p>4.87</text:p>
          </table:table-cell>
          <table:table-cell office:value-type="float" office:value="18719" table:style-name="ce24">
            <text:p>18,719</text:p>
          </table:table-cell>
          <table:table-cell office:value-type="float" office:value="9786" table:style-name="ce24">
            <text:p>9,786</text:p>
          </table:table-cell>
          <table:table-cell office:value-type="float" office:value="8933" table:style-name="ce24">
            <text:p>8,933</text:p>
          </table:table-cell>
          <table:table-cell office:value-type="float" office:value="8.7963572113306139" table:style-name="ce25">
            <text:p>8.80</text:p>
          </table:table-cell>
          <table:table-cell office:value-type="float" office:value="20243" table:style-name="ce24">
            <text:p>20,243</text:p>
          </table:table-cell>
          <table:table-cell office:value-type="float" office:value="10546" table:style-name="ce24">
            <text:p>10,546</text:p>
          </table:table-cell>
          <table:table-cell office:value-type="float" office:value="9697" table:style-name="ce24">
            <text:p>9,697</text:p>
          </table:table-cell>
          <table:table-cell office:value-type="float" office:value="9.5125091633615906" table:style-name="ce25">
            <text:p>9.51</text:p>
          </table:table-cell>
          <table:table-cell office:value-type="float" office:value="10773" table:style-name="ce24">
            <text:p>10,773</text:p>
          </table:table-cell>
          <table:table-cell office:value-type="float" office:value="5676" table:style-name="ce24">
            <text:p>5,676</text:p>
          </table:table-cell>
          <table:table-cell office:value-type="float" office:value="5097" table:style-name="ce24">
            <text:p>5,097</text:p>
          </table:table-cell>
          <table:table-cell office:value-type="float" office:value="5.0624048420142485" table:style-name="ce25">
            <text:p>5.06</text:p>
          </table:table-cell>
          <table:table-cell office:value-type="float" office:value="178922" table:style-name="ce24">
            <text:p>178,922</text:p>
          </table:table-cell>
          <table:table-cell office:value-type="float" office:value="91239" table:style-name="ce24">
            <text:p>91,239</text:p>
          </table:table-cell>
          <table:table-cell office:value-type="float" office:value="87683" table:style-name="ce24">
            <text:p>87,683</text:p>
          </table:table-cell>
          <table:table-cell office:value-type="float" office:value="84.078306798744379" table:style-name="ce25">
            <text:p>84.08</text:p>
          </table:table-cell>
          <table:table-cell office:value-type="float" office:value="39151" table:style-name="ce24">
            <text:p>39,151</text:p>
          </table:table-cell>
          <table:table-cell office:value-type="float" office:value="17763" table:style-name="ce24">
            <text:p>17,763</text:p>
          </table:table-cell>
          <table:table-cell office:value-type="float" office:value="21388" table:style-name="ce24">
            <text:p>21,388</text:p>
          </table:table-cell>
          <table:table-cell office:value-type="float" office:value="18.397680494727542" table:style-name="ce25">
            <text:p>18.4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19180" table:style-name="ce24">
            <text:p>319,180</text:p>
          </table:table-cell>
          <table:table-cell office:value-type="float" office:value="161188" table:style-name="ce24">
            <text:p>161,188</text:p>
          </table:table-cell>
          <table:table-cell office:value-type="float" office:value="157992" table:style-name="ce24">
            <text:p>157,992</text:p>
          </table:table-cell>
          <table:table-cell office:value-type="float" office:value="10968" table:style-name="ce24">
            <text:p>10,968</text:p>
          </table:table-cell>
          <table:table-cell office:value-type="float" office:value="5737" table:style-name="ce24">
            <text:p>5,737</text:p>
          </table:table-cell>
          <table:table-cell office:value-type="float" office:value="5231" table:style-name="ce24">
            <text:p>5,231</text:p>
          </table:table-cell>
          <table:table-cell office:value-type="float" office:value="3.4363055329281287" table:style-name="ce25">
            <text:p>3.44</text:p>
          </table:table-cell>
          <table:table-cell office:value-type="float" office:value="16233" table:style-name="ce24">
            <text:p>16,233</text:p>
          </table:table-cell>
          <table:table-cell office:value-type="float" office:value="8484" table:style-name="ce24">
            <text:p>8,484</text:p>
          </table:table-cell>
          <table:table-cell office:value-type="float" office:value="7749" table:style-name="ce24">
            <text:p>7,749</text:p>
          </table:table-cell>
          <table:table-cell office:value-type="float" office:value="5.0858449777554986" table:style-name="ce26">
            <text:p>5.09</text:p>
          </table:table-cell>
          <table:table-cell office:value-type="float" office:value="29039" table:style-name="ce24">
            <text:p>29,039</text:p>
          </table:table-cell>
          <table:table-cell office:value-type="float" office:value="15223" table:style-name="ce24">
            <text:p>15,223</text:p>
          </table:table-cell>
          <table:table-cell office:value-type="float" office:value="13816" table:style-name="ce24">
            <text:p>13,816</text:p>
          </table:table-cell>
          <table:table-cell office:value-type="float" office:value="9.0980011278902193" table:style-name="ce25">
            <text:p>9.10</text:p>
          </table:table-cell>
          <table:table-cell office:value-type="float" office:value="31447" table:style-name="ce24">
            <text:p>31,447</text:p>
          </table:table-cell>
          <table:table-cell office:value-type="float" office:value="16507" table:style-name="ce24">
            <text:p>16,507</text:p>
          </table:table-cell>
          <table:table-cell office:value-type="float" office:value="14940" table:style-name="ce24">
            <text:p>14,940</text:p>
          </table:table-cell>
          <table:table-cell office:value-type="float" office:value="9.8524343630553286" table:style-name="ce25">
            <text:p>9.85</text:p>
          </table:table-cell>
          <table:table-cell office:value-type="float" office:value="15920" table:style-name="ce24">
            <text:p>15,920</text:p>
          </table:table-cell>
          <table:table-cell office:value-type="float" office:value="8351" table:style-name="ce24">
            <text:p>8,351</text:p>
          </table:table-cell>
          <table:table-cell office:value-type="float" office:value="7569" table:style-name="ce24">
            <text:p>7,569</text:p>
          </table:table-cell>
          <table:table-cell office:value-type="float" office:value="4.987781189297575" table:style-name="ce25">
            <text:p>4.99</text:p>
          </table:table-cell>
          <table:table-cell office:value-type="float" office:value="267832" table:style-name="ce24">
            <text:p>267,832</text:p>
          </table:table-cell>
          <table:table-cell office:value-type="float" office:value="134234" table:style-name="ce24">
            <text:p>134,234</text:p>
          </table:table-cell>
          <table:table-cell office:value-type="float" office:value="133598" table:style-name="ce24">
            <text:p>133,598</text:p>
          </table:table-cell>
          <table:table-cell office:value-type="float" office:value="83.912525847484176" table:style-name="ce25">
            <text:p>83.91</text:p>
          </table:table-cell>
          <table:table-cell office:value-type="float" office:value="59679" table:style-name="ce24">
            <text:p>59,679</text:p>
          </table:table-cell>
          <table:table-cell office:value-type="float" office:value="27375" table:style-name="ce24">
            <text:p>27,375</text:p>
          </table:table-cell>
          <table:table-cell office:value-type="float" office:value="32304" table:style-name="ce24">
            <text:p>32,304</text:p>
          </table:table-cell>
          <table:table-cell office:value-type="float" office:value="18.69760010025691" table:style-name="ce25">
            <text:p>18.7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167" table:style-name="ce24">
            <text:p>106,167</text:p>
          </table:table-cell>
          <table:table-cell office:value-type="float" office:value="54537" table:style-name="ce24">
            <text:p>54,537</text:p>
          </table:table-cell>
          <table:table-cell office:value-type="float" office:value="51630" table:style-name="ce24">
            <text:p>51,630</text:p>
          </table:table-cell>
          <table:table-cell office:value-type="float" office:value="4123" table:style-name="ce24">
            <text:p>4,123</text:p>
          </table:table-cell>
          <table:table-cell office:value-type="float" office:value="2140" table:style-name="ce24">
            <text:p>2,140</text:p>
          </table:table-cell>
          <table:table-cell office:value-type="float" office:value="1983" table:style-name="ce24">
            <text:p>1,983</text:p>
          </table:table-cell>
          <table:table-cell office:value-type="float" office:value="3.8835042904103911" table:style-name="ce25">
            <text:p>3.88</text:p>
          </table:table-cell>
          <table:table-cell office:value-type="float" office:value="5525" table:style-name="ce24">
            <text:p>5,525</text:p>
          </table:table-cell>
          <table:table-cell office:value-type="float" office:value="2893" table:style-name="ce24">
            <text:p>2,893</text:p>
          </table:table-cell>
          <table:table-cell office:value-type="float" office:value="2632" table:style-name="ce24">
            <text:p>2,632</text:p>
          </table:table-cell>
          <table:table-cell office:value-type="float" office:value="5.2040652933585765" table:style-name="ce26">
            <text:p>5.20</text:p>
          </table:table-cell>
          <table:table-cell office:value-type="float" office:value="8750" table:style-name="ce24">
            <text:p>8,750</text:p>
          </table:table-cell>
          <table:table-cell office:value-type="float" office:value="4590" table:style-name="ce24">
            <text:p>4,590</text:p>
          </table:table-cell>
          <table:table-cell office:value-type="float" office:value="4160" table:style-name="ce24">
            <text:p>4,160</text:p>
          </table:table-cell>
          <table:table-cell office:value-type="float" office:value="8.2417323650475183" table:style-name="ce25">
            <text:p>8.24</text:p>
          </table:table-cell>
          <table:table-cell office:value-type="float" office:value="9352" table:style-name="ce24">
            <text:p>9,352</text:p>
          </table:table-cell>
          <table:table-cell office:value-type="float" office:value="4900" table:style-name="ce24">
            <text:p>4,900</text:p>
          </table:table-cell>
          <table:table-cell office:value-type="float" office:value="4452" table:style-name="ce24">
            <text:p>4,452</text:p>
          </table:table-cell>
          <table:table-cell office:value-type="float" office:value="8.8087635517627874" table:style-name="ce25">
            <text:p>8.81</text:p>
          </table:table-cell>
          <table:table-cell office:value-type="float" office:value="4211" table:style-name="ce24">
            <text:p>4,211</text:p>
          </table:table-cell>
          <table:table-cell office:value-type="float" office:value="2174" table:style-name="ce24">
            <text:p>2,174</text:p>
          </table:table-cell>
          <table:table-cell office:value-type="float" office:value="2037" table:style-name="ce24">
            <text:p>2,037</text:p>
          </table:table-cell>
          <table:table-cell office:value-type="float" office:value="3.9663925701960117" table:style-name="ce25">
            <text:p>3.97</text:p>
          </table:table-cell>
          <table:table-cell office:value-type="float" office:value="90823" table:style-name="ce24">
            <text:p>90,823</text:p>
          </table:table-cell>
          <table:table-cell office:value-type="float" office:value="46465" table:style-name="ce24">
            <text:p>46,465</text:p>
          </table:table-cell>
          <table:table-cell office:value-type="float" office:value="44358" table:style-name="ce24">
            <text:p>44,358</text:p>
          </table:table-cell>
          <table:table-cell office:value-type="float" office:value="85.54729812465267" table:style-name="ce25">
            <text:p>85.55</text:p>
          </table:table-cell>
          <table:table-cell office:value-type="float" office:value="19107" table:style-name="ce24">
            <text:p>19,107</text:p>
          </table:table-cell>
          <table:table-cell office:value-type="float" office:value="8929" table:style-name="ce24">
            <text:p>8,929</text:p>
          </table:table-cell>
          <table:table-cell office:value-type="float" office:value="10178" table:style-name="ce24">
            <text:p>10,178</text:p>
          </table:table-cell>
          <table:table-cell office:value-type="float" office:value="17.997117748452908" table:style-name="ce25">
            <text:p>18.0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1079" table:style-name="ce24">
            <text:p>361,079</text:p>
          </table:table-cell>
          <table:table-cell office:value-type="float" office:value="179979" table:style-name="ce24">
            <text:p>179,979</text:p>
          </table:table-cell>
          <table:table-cell office:value-type="float" office:value="181100" table:style-name="ce24">
            <text:p>181,100</text:p>
          </table:table-cell>
          <table:table-cell office:value-type="float" office:value="9993" table:style-name="ce24">
            <text:p>9,993</text:p>
          </table:table-cell>
          <table:table-cell office:value-type="float" office:value="5262" table:style-name="ce24">
            <text:p>5,262</text:p>
          </table:table-cell>
          <table:table-cell office:value-type="float" office:value="4731" table:style-name="ce24">
            <text:p>4,731</text:p>
          </table:table-cell>
          <table:table-cell office:value-type="float" office:value="2.7675384057228474" table:style-name="ce25">
            <text:p>2.77</text:p>
          </table:table-cell>
          <table:table-cell office:value-type="float" office:value="15235" table:style-name="ce24">
            <text:p>15,235</text:p>
          </table:table-cell>
          <table:table-cell office:value-type="float" office:value="7945" table:style-name="ce24">
            <text:p>7,945</text:p>
          </table:table-cell>
          <table:table-cell office:value-type="float" office:value="7290" table:style-name="ce24">
            <text:p>7,290</text:p>
          </table:table-cell>
          <table:table-cell office:value-type="float" office:value="4.2192982699076929" table:style-name="ce26">
            <text:p>4.22</text:p>
          </table:table-cell>
          <table:table-cell office:value-type="float" office:value="28245" table:style-name="ce24">
            <text:p>28,245</text:p>
          </table:table-cell>
          <table:table-cell office:value-type="float" office:value="14643" table:style-name="ce24">
            <text:p>14,643</text:p>
          </table:table-cell>
          <table:table-cell office:value-type="float" office:value="13602" table:style-name="ce24">
            <text:p>13,602</text:p>
          </table:table-cell>
          <table:table-cell office:value-type="float" office:value="7.822387898493127" table:style-name="ce25">
            <text:p>7.82</text:p>
          </table:table-cell>
          <table:table-cell office:value-type="float" office:value="30719" table:style-name="ce24">
            <text:p>30,719</text:p>
          </table:table-cell>
          <table:table-cell office:value-type="float" office:value="15923" table:style-name="ce24">
            <text:p>15,923</text:p>
          </table:table-cell>
          <table:table-cell office:value-type="float" office:value="14796" table:style-name="ce24">
            <text:p>14,796</text:p>
          </table:table-cell>
          <table:table-cell office:value-type="float" office:value="8.5075565181026871" table:style-name="ce25">
            <text:p>8.51</text:p>
          </table:table-cell>
          <table:table-cell office:value-type="float" office:value="16486" table:style-name="ce24">
            <text:p>16,486</text:p>
          </table:table-cell>
          <table:table-cell office:value-type="float" office:value="8586" table:style-name="ce24">
            <text:p>8,586</text:p>
          </table:table-cell>
          <table:table-cell office:value-type="float" office:value="7900" table:style-name="ce24">
            <text:p>7,900</text:p>
          </table:table-cell>
          <table:table-cell office:value-type="float" office:value="4.5657598475679837" table:style-name="ce25">
            <text:p>4.57</text:p>
          </table:table-cell>
          <table:table-cell office:value-type="float" office:value="309844" table:style-name="ce24">
            <text:p>309,844</text:p>
          </table:table-cell>
          <table:table-cell office:value-type="float" office:value="153301" table:style-name="ce24">
            <text:p>153,301</text:p>
          </table:table-cell>
          <table:table-cell office:value-type="float" office:value="156543" table:style-name="ce24">
            <text:p>156,543</text:p>
          </table:table-cell>
          <table:table-cell office:value-type="float" office:value="85.810584387350147" table:style-name="ce25">
            <text:p>85.81</text:p>
          </table:table-cell>
          <table:table-cell office:value-type="float" office:value="68139" table:style-name="ce24">
            <text:p>68,139</text:p>
          </table:table-cell>
          <table:table-cell office:value-type="float" office:value="30690" table:style-name="ce24">
            <text:p>30,690</text:p>
          </table:table-cell>
          <table:table-cell office:value-type="float" office:value="37449" table:style-name="ce24">
            <text:p>37,449</text:p>
          </table:table-cell>
          <table:table-cell office:value-type="float" office:value="18.870939600475243" table:style-name="ce25">
            <text:p>18.8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0464" table:style-name="ce24">
            <text:p>450,464</text:p>
          </table:table-cell>
          <table:table-cell office:value-type="float" office:value="222379" table:style-name="ce24">
            <text:p>222,379</text:p>
          </table:table-cell>
          <table:table-cell office:value-type="float" office:value="228085" table:style-name="ce24">
            <text:p>228,085</text:p>
          </table:table-cell>
          <table:table-cell office:value-type="float" office:value="20704" table:style-name="ce24">
            <text:p>20,704</text:p>
          </table:table-cell>
          <table:table-cell office:value-type="float" office:value="10771" table:style-name="ce24">
            <text:p>10,771</text:p>
          </table:table-cell>
          <table:table-cell office:value-type="float" office:value="9933" table:style-name="ce24">
            <text:p>9,933</text:p>
          </table:table-cell>
          <table:table-cell office:value-type="float" office:value="4.5961497478155859" table:style-name="ce25">
            <text:p>4.60</text:p>
          </table:table-cell>
          <table:table-cell office:value-type="float" office:value="31405" table:style-name="ce24">
            <text:p>31,405</text:p>
          </table:table-cell>
          <table:table-cell office:value-type="float" office:value="16257" table:style-name="ce24">
            <text:p>16,257</text:p>
          </table:table-cell>
          <table:table-cell office:value-type="float" office:value="15148" table:style-name="ce24">
            <text:p>15,148</text:p>
          </table:table-cell>
          <table:table-cell office:value-type="float" office:value="6.9717002912552397" table:style-name="ce26">
            <text:p>6.97</text:p>
          </table:table-cell>
          <table:table-cell office:value-type="float" office:value="59320" table:style-name="ce24">
            <text:p>59,320</text:p>
          </table:table-cell>
          <table:table-cell office:value-type="float" office:value="30767" table:style-name="ce24">
            <text:p>30,767</text:p>
          </table:table-cell>
          <table:table-cell office:value-type="float" office:value="28553" table:style-name="ce24">
            <text:p>28,553</text:p>
          </table:table-cell>
          <table:table-cell office:value-type="float" office:value="13.168643887191871" table:style-name="ce25">
            <text:p>13.17</text:p>
          </table:table-cell>
          <table:table-cell office:value-type="float" office:value="64237" table:style-name="ce24">
            <text:p>64,237</text:p>
          </table:table-cell>
          <table:table-cell office:value-type="float" office:value="33327" table:style-name="ce24">
            <text:p>33,327</text:p>
          </table:table-cell>
          <table:table-cell office:value-type="float" office:value="30910" table:style-name="ce24">
            <text:p>30,910</text:p>
          </table:table-cell>
          <table:table-cell office:value-type="float" office:value="14.260185053633586" table:style-name="ce25">
            <text:p>14.26</text:p>
          </table:table-cell>
          <table:table-cell office:value-type="float" office:value="29190" table:style-name="ce24">
            <text:p>29,190</text:p>
          </table:table-cell>
          <table:table-cell office:value-type="float" office:value="15330" table:style-name="ce24">
            <text:p>15,330</text:p>
          </table:table-cell>
          <table:table-cell office:value-type="float" office:value="13860" table:style-name="ce24">
            <text:p>13,860</text:p>
          </table:table-cell>
          <table:table-cell office:value-type="float" office:value="6.4799850820487324" table:style-name="ce25">
            <text:p>6.48</text:p>
          </table:table-cell>
          <table:table-cell office:value-type="float" office:value="352366" table:style-name="ce24">
            <text:p>352,366</text:p>
          </table:table-cell>
          <table:table-cell office:value-type="float" office:value="171274" table:style-name="ce24">
            <text:p>171,274</text:p>
          </table:table-cell>
          <table:table-cell office:value-type="float" office:value="181092" table:style-name="ce24">
            <text:p>181,092</text:p>
          </table:table-cell>
          <table:table-cell office:value-type="float" office:value="78.222899055196422" table:style-name="ce25">
            <text:p>78.22</text:p>
          </table:table-cell>
          <table:table-cell office:value-type="float" office:value="62385" table:style-name="ce24">
            <text:p>62,385</text:p>
          </table:table-cell>
          <table:table-cell office:value-type="float" office:value="27482" table:style-name="ce24">
            <text:p>27,482</text:p>
          </table:table-cell>
          <table:table-cell office:value-type="float" office:value="34903" table:style-name="ce24">
            <text:p>34,903</text:p>
          </table:table-cell>
          <table:table-cell office:value-type="float" office:value="13.849053420473112" table:style-name="ce25">
            <text:p>13.8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2844" table:style-name="ce24">
            <text:p>262,844</text:p>
          </table:table-cell>
          <table:table-cell office:value-type="float" office:value="126674" table:style-name="ce24">
            <text:p>126,674</text:p>
          </table:table-cell>
          <table:table-cell office:value-type="float" office:value="136170" table:style-name="ce24">
            <text:p>136,170</text:p>
          </table:table-cell>
          <table:table-cell office:value-type="float" office:value="8781" table:style-name="ce24">
            <text:p>8,781</text:p>
          </table:table-cell>
          <table:table-cell office:value-type="float" office:value="4527" table:style-name="ce24">
            <text:p>4,527</text:p>
          </table:table-cell>
          <table:table-cell office:value-type="float" office:value="4254" table:style-name="ce24">
            <text:p>4,254</text:p>
          </table:table-cell>
          <table:table-cell office:value-type="float" office:value="3.3407648643301728" table:style-name="ce25">
            <text:p>3.34</text:p>
          </table:table-cell>
          <table:table-cell office:value-type="float" office:value="13618" table:style-name="ce24">
            <text:p>13,618</text:p>
          </table:table-cell>
          <table:table-cell office:value-type="float" office:value="6978" table:style-name="ce24">
            <text:p>6,978</text:p>
          </table:table-cell>
          <table:table-cell office:value-type="float" office:value="6640" table:style-name="ce24">
            <text:p>6,640</text:p>
          </table:table-cell>
          <table:table-cell office:value-type="float" office:value="5.1810199205612451" table:style-name="ce26">
            <text:p>5.18</text:p>
          </table:table-cell>
          <table:table-cell office:value-type="float" office:value="26234" table:style-name="ce24">
            <text:p>26,234</text:p>
          </table:table-cell>
          <table:table-cell office:value-type="float" office:value="13578" table:style-name="ce24">
            <text:p>13,578</text:p>
          </table:table-cell>
          <table:table-cell office:value-type="float" office:value="12656" table:style-name="ce24">
            <text:p>12,656</text:p>
          </table:table-cell>
          <table:table-cell office:value-type="float" office:value="9.9808251282129312" table:style-name="ce25">
            <text:p>9.98</text:p>
          </table:table-cell>
          <table:table-cell office:value-type="float" office:value="28714" table:style-name="ce24">
            <text:p>28,714</text:p>
          </table:table-cell>
          <table:table-cell office:value-type="float" office:value="14876" table:style-name="ce24">
            <text:p>14,876</text:p>
          </table:table-cell>
          <table:table-cell office:value-type="float" office:value="13838" table:style-name="ce24">
            <text:p>13,838</text:p>
          </table:table-cell>
          <table:table-cell office:value-type="float" office:value="10.924350565354354" table:style-name="ce25">
            <text:p>10.92</text:p>
          </table:table-cell>
          <table:table-cell office:value-type="float" office:value="15343" table:style-name="ce24">
            <text:p>15,343</text:p>
          </table:table-cell>
          <table:table-cell office:value-type="float" office:value="8020" table:style-name="ce24">
            <text:p>8,020</text:p>
          </table:table-cell>
          <table:table-cell office:value-type="float" office:value="7323" table:style-name="ce24">
            <text:p>7,323</text:p>
          </table:table-cell>
          <table:table-cell office:value-type="float" office:value="5.8373027347019528" table:style-name="ce25">
            <text:p>5.84</text:p>
          </table:table-cell>
          <table:table-cell office:value-type="float" office:value="215503" table:style-name="ce24">
            <text:p>215,503</text:p>
          </table:table-cell>
          <table:table-cell office:value-type="float" office:value="102070" table:style-name="ce24">
            <text:p>102,070</text:p>
          </table:table-cell>
          <table:table-cell office:value-type="float" office:value="113433" table:style-name="ce24">
            <text:p>113,433</text:p>
          </table:table-cell>
          <table:table-cell office:value-type="float" office:value="81.98893640334191" table:style-name="ce25">
            <text:p>81.99</text:p>
          </table:table-cell>
          <table:table-cell office:value-type="float" office:value="45557" table:style-name="ce24">
            <text:p>45,557</text:p>
          </table:table-cell>
          <table:table-cell office:value-type="float" office:value="20005" table:style-name="ce24">
            <text:p>20,005</text:p>
          </table:table-cell>
          <table:table-cell office:value-type="float" office:value="25552" table:style-name="ce24">
            <text:p>25,552</text:p>
          </table:table-cell>
          <table:table-cell office:value-type="float" office:value="17.33233400800475" table:style-name="ce25">
            <text:p>17.33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3970" table:style-name="ce20">
            <text:p>153,970</text:p>
          </table:table-cell>
          <table:table-cell office:value-type="float" office:value="77589" table:style-name="ce20">
            <text:p>77,589</text:p>
          </table:table-cell>
          <table:table-cell office:value-type="float" office:value="76381" table:style-name="ce20">
            <text:p>76,381</text:p>
          </table:table-cell>
          <table:table-cell office:value-type="float" office:value="4955" table:style-name="ce20">
            <text:p>4,955</text:p>
          </table:table-cell>
          <table:table-cell office:value-type="float" office:value="2557" table:style-name="ce20">
            <text:p>2,557</text:p>
          </table:table-cell>
          <table:table-cell office:value-type="float" office:value="2398" table:style-name="ce20">
            <text:p>2,398</text:p>
          </table:table-cell>
          <table:table-cell office:value-type="float" office:value="3.2181593816977334" table:style-name="ce21">
            <text:p>3.22</text:p>
          </table:table-cell>
          <table:table-cell office:value-type="float" office:value="6689" table:style-name="ce20">
            <text:p>6,689</text:p>
          </table:table-cell>
          <table:table-cell office:value-type="float" office:value="3469" table:style-name="ce20">
            <text:p>3,469</text:p>
          </table:table-cell>
          <table:table-cell office:value-type="float" office:value="3220" table:style-name="ce20">
            <text:p>3,220</text:p>
          </table:table-cell>
          <table:table-cell office:value-type="float" office:value="4.344352795999221" table:style-name="ce22">
            <text:p>4.34</text:p>
          </table:table-cell>
          <table:table-cell office:value-type="float" office:value="10924" table:style-name="ce20">
            <text:p>10,924</text:p>
          </table:table-cell>
          <table:table-cell office:value-type="float" office:value="5698" table:style-name="ce20">
            <text:p>5,698</text:p>
          </table:table-cell>
          <table:table-cell office:value-type="float" office:value="5226" table:style-name="ce20">
            <text:p>5,226</text:p>
          </table:table-cell>
          <table:table-cell office:value-type="float" office:value="7.0948886146651944" table:style-name="ce21">
            <text:p>7.09</text:p>
          </table:table-cell>
          <table:table-cell office:value-type="float" office:value="11654" table:style-name="ce20">
            <text:p>11,654</text:p>
          </table:table-cell>
          <table:table-cell office:value-type="float" office:value="6068" table:style-name="ce20">
            <text:p>6,068</text:p>
          </table:table-cell>
          <table:table-cell office:value-type="float" office:value="5586" table:style-name="ce20">
            <text:p>5,586</text:p>
          </table:table-cell>
          <table:table-cell office:value-type="float" office:value="7.5690069494057282" table:style-name="ce21">
            <text:p>7.57</text:p>
          </table:table-cell>
          <table:table-cell office:value-type="float" office:value="5295" table:style-name="ce20">
            <text:p>5,295</text:p>
          </table:table-cell>
          <table:table-cell office:value-type="float" office:value="2772" table:style-name="ce20">
            <text:p>2,772</text:p>
          </table:table-cell>
          <table:table-cell office:value-type="float" office:value="2523" table:style-name="ce20">
            <text:p>2,523</text:p>
          </table:table-cell>
          <table:table-cell office:value-type="float" office:value="3.4389816197960643" table:style-name="ce21">
            <text:p>3.44</text:p>
          </table:table-cell>
          <table:table-cell office:value-type="float" office:value="134662" table:style-name="ce20">
            <text:p>134,662</text:p>
          </table:table-cell>
          <table:table-cell office:value-type="float" office:value="67501" table:style-name="ce20">
            <text:p>67,501</text:p>
          </table:table-cell>
          <table:table-cell office:value-type="float" office:value="67161" table:style-name="ce20">
            <text:p>67,161</text:p>
          </table:table-cell>
          <table:table-cell office:value-type="float" office:value="87.459894784698321" table:style-name="ce21">
            <text:p>87.46</text:p>
          </table:table-cell>
          <table:table-cell office:value-type="float" office:value="24084" table:style-name="ce20">
            <text:p>24,084</text:p>
          </table:table-cell>
          <table:table-cell office:value-type="float" office:value="11637" table:style-name="ce20">
            <text:p>11,637</text:p>
          </table:table-cell>
          <table:table-cell office:value-type="float" office:value="12447" table:style-name="ce20">
            <text:p>12,447</text:p>
          </table:table-cell>
          <table:table-cell office:value-type="float" office:value="15.642008183412354" table:style-name="ce21">
            <text:p>15.64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147" table:style-name="ce24">
            <text:p>140,147</text:p>
          </table:table-cell>
          <table:table-cell office:value-type="float" office:value="69576" table:style-name="ce24">
            <text:p>69,576</text:p>
          </table:table-cell>
          <table:table-cell office:value-type="float" office:value="70571" table:style-name="ce24">
            <text:p>70,571</text:p>
          </table:table-cell>
          <table:table-cell office:value-type="float" office:value="4420" table:style-name="ce24">
            <text:p>4,420</text:p>
          </table:table-cell>
          <table:table-cell office:value-type="float" office:value="2258" table:style-name="ce24">
            <text:p>2,258</text:p>
          </table:table-cell>
          <table:table-cell office:value-type="float" office:value="2162" table:style-name="ce24">
            <text:p>2,162</text:p>
          </table:table-cell>
          <table:table-cell office:value-type="float" office:value="3.1538313342419029" table:style-name="ce25">
            <text:p>3.15</text:p>
          </table:table-cell>
          <table:table-cell office:value-type="float" office:value="5972" table:style-name="ce24">
            <text:p>5,972</text:p>
          </table:table-cell>
          <table:table-cell office:value-type="float" office:value="3066" table:style-name="ce24">
            <text:p>3,066</text:p>
          </table:table-cell>
          <table:table-cell office:value-type="float" office:value="2906" table:style-name="ce24">
            <text:p>2,906</text:p>
          </table:table-cell>
          <table:table-cell office:value-type="float" office:value="4.2612399837313681" table:style-name="ce26">
            <text:p>4.26</text:p>
          </table:table-cell>
          <table:table-cell office:value-type="float" office:value="9757" table:style-name="ce24">
            <text:p>9,757</text:p>
          </table:table-cell>
          <table:table-cell office:value-type="float" office:value="5068" table:style-name="ce24">
            <text:p>5,068</text:p>
          </table:table-cell>
          <table:table-cell office:value-type="float" office:value="4689" table:style-name="ce24">
            <text:p>4,689</text:p>
          </table:table-cell>
          <table:table-cell office:value-type="float" office:value="6.9619756398638568" table:style-name="ce25">
            <text:p>6.96</text:p>
          </table:table-cell>
          <table:table-cell office:value-type="float" office:value="10405" table:style-name="ce24">
            <text:p>10,405</text:p>
          </table:table-cell>
          <table:table-cell office:value-type="float" office:value="5393" table:style-name="ce24">
            <text:p>5,393</text:p>
          </table:table-cell>
          <table:table-cell office:value-type="float" office:value="5012" table:style-name="ce24">
            <text:p>5,012</text:p>
          </table:table-cell>
          <table:table-cell office:value-type="float" office:value="7.4243472924857477" table:style-name="ce25">
            <text:p>7.42</text:p>
          </table:table-cell>
          <table:table-cell office:value-type="float" office:value="4756" table:style-name="ce24">
            <text:p>4,756</text:p>
          </table:table-cell>
          <table:table-cell office:value-type="float" office:value="2480" table:style-name="ce24">
            <text:p>2,480</text:p>
          </table:table-cell>
          <table:table-cell office:value-type="float" office:value="2276" table:style-name="ce24">
            <text:p>2,276</text:p>
          </table:table-cell>
          <table:table-cell office:value-type="float" office:value="3.3935795985643646" table:style-name="ce25">
            <text:p>3.39</text:p>
          </table:table-cell>
          <table:table-cell office:value-type="float" office:value="122777" table:style-name="ce24">
            <text:p>122,777</text:p>
          </table:table-cell>
          <table:table-cell office:value-type="float" office:value="60543" table:style-name="ce24">
            <text:p>60,543</text:p>
          </table:table-cell>
          <table:table-cell office:value-type="float" office:value="62234" table:style-name="ce24">
            <text:p>62,234</text:p>
          </table:table-cell>
          <table:table-cell office:value-type="float" office:value="87.605870978329889" table:style-name="ce25">
            <text:p>87.61</text:p>
          </table:table-cell>
          <table:table-cell office:value-type="float" office:value="22192" table:style-name="ce24">
            <text:p>22,192</text:p>
          </table:table-cell>
          <table:table-cell office:value-type="float" office:value="10598" table:style-name="ce24">
            <text:p>10,598</text:p>
          </table:table-cell>
          <table:table-cell office:value-type="float" office:value="11594" table:style-name="ce24">
            <text:p>11,594</text:p>
          </table:table-cell>
          <table:table-cell office:value-type="float" office:value="15.834802029297808" table:style-name="ce25">
            <text:p>15.8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823" table:style-name="ce24">
            <text:p>13,823</text:p>
          </table:table-cell>
          <table:table-cell office:value-type="float" office:value="8013" table:style-name="ce24">
            <text:p>8,013</text:p>
          </table:table-cell>
          <table:table-cell office:value-type="float" office:value="5810" table:style-name="ce24">
            <text:p>5,810</text:p>
          </table:table-cell>
          <table:table-cell office:value-type="float" office:value="535" table:style-name="ce24">
            <text:p>535</text:p>
          </table:table-cell>
          <table:table-cell office:value-type="float" office:value="299" table:style-name="ce24">
            <text:p>299</text:p>
          </table:table-cell>
          <table:table-cell office:value-type="float" office:value="236" table:style-name="ce24">
            <text:p>236</text:p>
          </table:table-cell>
          <table:table-cell office:value-type="float" office:value="3.8703609925486506" table:style-name="ce25">
            <text:p>3.87</text:p>
          </table:table-cell>
          <table:table-cell office:value-type="float" office:value="717" table:style-name="ce24">
            <text:p>717</text:p>
          </table:table-cell>
          <table:table-cell office:value-type="float" office:value="403" table:style-name="ce24">
            <text:p>403</text:p>
          </table:table-cell>
          <table:table-cell office:value-type="float" office:value="314" table:style-name="ce24">
            <text:p>314</text:p>
          </table:table-cell>
          <table:table-cell office:value-type="float" office:value="5.1870071619764158" table:style-name="ce26">
            <text:p>5.19</text:p>
          </table:table-cell>
          <table:table-cell office:value-type="float" office:value="1167" table:style-name="ce24">
            <text:p>1,167</text:p>
          </table:table-cell>
          <table:table-cell office:value-type="float" office:value="630" table:style-name="ce24">
            <text:p>630</text:p>
          </table:table-cell>
          <table:table-cell office:value-type="float" office:value="537" table:style-name="ce24">
            <text:p>537</text:p>
          </table:table-cell>
          <table:table-cell office:value-type="float" office:value="8.4424509874846265" table:style-name="ce25">
            <text:p>8.44</text:p>
          </table:table-cell>
          <table:table-cell office:value-type="float" office:value="1249" table:style-name="ce24">
            <text:p>1,249</text:p>
          </table:table-cell>
          <table:table-cell office:value-type="float" office:value="675" table:style-name="ce24">
            <text:p>675</text:p>
          </table:table-cell>
          <table:table-cell office:value-type="float" office:value="574" table:style-name="ce24">
            <text:p>574</text:p>
          </table:table-cell>
          <table:table-cell office:value-type="float" office:value="9.0356651956883454" table:style-name="ce25">
            <text:p>9.04</text:p>
          </table:table-cell>
          <table:table-cell office:value-type="float" office:value="539" table:style-name="ce24">
            <text:p>539</text:p>
          </table:table-cell>
          <table:table-cell office:value-type="float" office:value="292" table:style-name="ce24">
            <text:p>292</text:p>
          </table:table-cell>
          <table:table-cell office:value-type="float" office:value="247" table:style-name="ce24">
            <text:p>247</text:p>
          </table:table-cell>
          <table:table-cell office:value-type="float" office:value="3.8992982709976127" table:style-name="ce25">
            <text:p>3.90</text:p>
          </table:table-cell>
          <table:table-cell office:value-type="float" office:value="11885" table:style-name="ce24">
            <text:p>11,885</text:p>
          </table:table-cell>
          <table:table-cell office:value-type="float" office:value="6958" table:style-name="ce24">
            <text:p>6,958</text:p>
          </table:table-cell>
          <table:table-cell office:value-type="float" office:value="4927" table:style-name="ce24">
            <text:p>4,927</text:p>
          </table:table-cell>
          <table:table-cell office:value-type="float" office:value="85.979888591477973" table:style-name="ce25">
            <text:p>85.98</text:p>
          </table:table-cell>
          <table:table-cell office:value-type="float" office:value="1892" table:style-name="ce24">
            <text:p>1,892</text:p>
          </table:table-cell>
          <table:table-cell office:value-type="float" office:value="1039" table:style-name="ce24">
            <text:p>1,039</text:p>
          </table:table-cell>
          <table:table-cell office:value-type="float" office:value="853" table:style-name="ce24">
            <text:p>853</text:p>
          </table:table-cell>
          <table:table-cell office:value-type="float" office:value="13.687332706358967" table:style-name="ce25">
            <text:p>13.69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3" table:style-name="ce34"/>
          <table:table-cell table:number-columns-repeated="3" table:style-name="ce35"/>
          <table:table-cell table:style-name="ce36"/>
          <table:table-cell table:number-columns-repeated="16" table:style-name="ce37"/>
          <table:table-cell table:number-columns-repeated="3" table:style-name="ce38"/>
          <table:table-cell table:number-columns-repeated="4" table:style-name="ce39"/>
          <table:table-cell office:value-type="string" table:style-name="ce40">
            <text:p><text:s text:c="16"/>內政部戶政司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106/上網各月速報公式(6月).xls'#說明" table:style-name="ta2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2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2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2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(貼01-縣市別)" table:style-name="ta2">
        <table:table-source xlink:href="file:///C:/Users/moi1849/Desktop/123/3/1.月報/06速(月)報套印/111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2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2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2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2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2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2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2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2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2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2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2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2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2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2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09:16Z</meta:creation-date>
    <dc:date>2022-07-04T06:09:49Z</dc:date>
  </office:meta>
</office:document-meta>
</file>